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97cm" fo:margin-left="0.046cm" table:align="left"/>
    </style:style>
    <style:style style:name="Tableau1.A" style:family="table-column">
      <style:table-column-properties style:column-width="4.21cm"/>
    </style:style>
    <style:style style:name="Tableau1.B" style:family="table-column">
      <style:table-column-properties style:column-width="4.233cm"/>
    </style:style>
    <style:style style:name="Tableau1.C" style:family="table-column">
      <style:table-column-properties style:column-width="4.256cm"/>
    </style:style>
    <style:style style:name="Tableau1.D" style:family="table-column">
      <style:table-column-properties style:column-width="4.397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97cm" fo:margin-left="0.046cm" table:align="left"/>
    </style:style>
    <style:style style:name="Tableau3.A" style:family="table-column">
      <style:table-column-properties style:column-width="4.21cm"/>
    </style:style>
    <style:style style:name="Tableau3.B" style:family="table-column">
      <style:table-column-properties style:column-width="4.233cm"/>
    </style:style>
    <style:style style:name="Tableau3.C" style:family="table-column">
      <style:table-column-properties style:column-width="4.256cm"/>
    </style:style>
    <style:style style:name="Tableau3.D" style:family="table-column">
      <style:table-column-properties style:column-width="4.39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49cm" style:rel-column-width="16383*"/>
    </style:style>
    <style:style style:name="Tableau4.D" style:family="table-column">
      <style:table-column-properties style:column-width="4.251cm" style:rel-column-width="1638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3ab8" officeooo:paragraph-rsid="001fedbb"/>
    </style:style>
    <style:style style:name="P2" style:family="paragraph" style:parent-style-name="Standard">
      <style:text-properties officeooo:rsid="001e3ab8" officeooo:paragraph-rsid="00200e6c"/>
    </style:style>
    <style:style style:name="P3" style:family="paragraph" style:parent-style-name="Standard">
      <style:text-properties officeooo:rsid="00204dd3" officeooo:paragraph-rsid="00204dd3"/>
    </style:style>
    <style:style style:name="P4" style:family="paragraph" style:parent-style-name="Standard">
      <style:text-properties officeooo:rsid="002176c7" officeooo:paragraph-rsid="002176c7"/>
    </style:style>
    <style:style style:name="P5" style:family="paragraph" style:parent-style-name="Standard">
      <style:text-properties officeooo:rsid="0021bf57" officeooo:paragraph-rsid="0021bf57"/>
    </style:style>
    <style:style style:name="P6" style:family="paragraph" style:parent-style-name="Standard">
      <style:text-properties officeooo:paragraph-rsid="0021bf57"/>
    </style:style>
    <style:style style:name="P7" style:family="paragraph" style:parent-style-name="Standard">
      <style:text-properties officeooo:rsid="00222d96" officeooo:paragraph-rsid="0022ff26"/>
    </style:style>
    <style:style style:name="P8" style:family="paragraph" style:parent-style-name="Standard">
      <style:text-properties officeooo:rsid="00222d96" officeooo:paragraph-rsid="00243c7f"/>
    </style:style>
    <style:style style:name="P9" style:family="paragraph" style:parent-style-name="Standard">
      <style:text-properties officeooo:rsid="0022ff26" officeooo:paragraph-rsid="0022ff26"/>
    </style:style>
    <style:style style:name="P10" style:family="paragraph" style:parent-style-name="Standard">
      <style:text-properties officeooo:rsid="00243c7f" officeooo:paragraph-rsid="00243c7f"/>
    </style:style>
    <style:style style:name="P11" style:family="paragraph" style:parent-style-name="Standard">
      <style:text-properties officeooo:rsid="002596c9" officeooo:paragraph-rsid="00294869"/>
    </style:style>
    <style:style style:name="P12" style:family="paragraph" style:parent-style-name="Standard">
      <style:text-properties officeooo:rsid="00297c7f" officeooo:paragraph-rsid="00297c7f"/>
    </style:style>
    <style:style style:name="P13" style:family="paragraph" style:parent-style-name="Standard">
      <style:text-properties officeooo:rsid="00297c7f" officeooo:paragraph-rsid="002b705e"/>
    </style:style>
    <style:style style:name="P14" style:family="paragraph" style:parent-style-name="Standard">
      <style:text-properties officeooo:rsid="002b705e" officeooo:paragraph-rsid="002b705e"/>
    </style:style>
    <style:style style:name="P15" style:family="paragraph" style:parent-style-name="Standard">
      <style:text-properties officeooo:rsid="002b705e" officeooo:paragraph-rsid="002d6b6f"/>
    </style:style>
    <style:style style:name="P16" style:family="paragraph" style:parent-style-name="Standard">
      <style:text-properties officeooo:rsid="002f0a61" officeooo:paragraph-rsid="002f0a61"/>
    </style:style>
    <style:style style:name="P17" style:family="paragraph" style:parent-style-name="Standard">
      <style:text-properties officeooo:paragraph-rsid="00308cd2"/>
    </style:style>
    <style:style style:name="P18" style:family="paragraph" style:parent-style-name="Standard">
      <style:text-properties officeooo:rsid="00308cd2" officeooo:paragraph-rsid="00308cd2"/>
    </style:style>
    <style:style style:name="P19" style:family="paragraph" style:parent-style-name="Standard">
      <style:text-properties officeooo:paragraph-rsid="00314675"/>
    </style:style>
    <style:style style:name="P20" style:family="paragraph" style:parent-style-name="Standard">
      <style:text-properties officeooo:rsid="00328a50" officeooo:paragraph-rsid="00328a50"/>
    </style:style>
    <style:style style:name="P21" style:family="paragraph" style:parent-style-name="Table_20_Contents">
      <style:text-properties officeooo:paragraph-rsid="001fedbb"/>
    </style:style>
    <style:style style:name="P22" style:family="paragraph" style:parent-style-name="Table_20_Contents">
      <style:paragraph-properties fo:text-align="center" style:justify-single-word="false"/>
      <style:text-properties officeooo:rsid="00200e6c" officeooo:paragraph-rsid="00200e6c"/>
    </style:style>
    <style:style style:name="P23" style:family="paragraph" style:parent-style-name="Table_20_Contents">
      <style:paragraph-properties fo:text-align="center" style:justify-single-word="false"/>
      <style:text-properties officeooo:rsid="00200e6c" officeooo:paragraph-rsid="0021bf57"/>
    </style:style>
    <style:style style:name="P24" style:family="paragraph" style:parent-style-name="Table_20_Contents">
      <style:paragraph-properties fo:text-align="center" style:justify-single-word="false"/>
      <style:text-properties officeooo:rsid="00204dd3" officeooo:paragraph-rsid="00204dd3"/>
    </style:style>
    <style:style style:name="P25" style:family="paragraph" style:parent-style-name="Table_20_Contents">
      <style:paragraph-properties fo:text-align="center" style:justify-single-word="false"/>
      <style:text-properties officeooo:rsid="00204dd3" officeooo:paragraph-rsid="0021bf57"/>
    </style:style>
    <style:style style:name="P26" style:family="paragraph" style:parent-style-name="Table_20_Contents">
      <style:text-properties officeooo:paragraph-rsid="0021bf57"/>
    </style:style>
    <style:style style:name="P27" style:family="paragraph" style:parent-style-name="Standard">
      <style:text-properties officeooo:rsid="00200e6c" officeooo:paragraph-rsid="001e3ab8"/>
    </style:style>
    <style:style style:name="P28" style:family="paragraph" style:parent-style-name="Standard" style:list-style-name="L1">
      <style:text-properties officeooo:rsid="00200e6c" officeooo:paragraph-rsid="003601e9"/>
    </style:style>
    <style:style style:name="P29" style:family="paragraph" style:parent-style-name="Standard">
      <style:text-properties officeooo:rsid="00200e6c" officeooo:paragraph-rsid="00200e6c"/>
    </style:style>
    <style:style style:name="P30" style:family="paragraph" style:parent-style-name="Standard" style:list-style-name="L1">
      <style:text-properties officeooo:rsid="001e3ab8" officeooo:paragraph-rsid="003601e9"/>
    </style:style>
    <style:style style:name="P31" style:family="paragraph" style:parent-style-name="Standard">
      <style:text-properties officeooo:rsid="00222d96" officeooo:paragraph-rsid="00222d96"/>
    </style:style>
    <style:style style:name="P32" style:family="paragraph" style:parent-style-name="Standard">
      <style:text-properties fo:font-variant="normal" fo:text-transform="none" fo:color="#222222" fo:letter-spacing="normal" officeooo:rsid="002596c9" officeooo:paragraph-rsid="002596c9"/>
    </style:style>
    <style:style style:name="P33" style:family="paragraph" style:parent-style-name="Standard">
      <style:text-properties fo:font-variant="normal" fo:text-transform="none" fo:color="#222222" fo:letter-spacing="normal" officeooo:rsid="002596c9" officeooo:paragraph-rsid="00339226"/>
    </style:style>
    <style:style style:name="P34" style:family="paragraph" style:parent-style-name="Standard" style:list-style-name="L2">
      <style:text-properties fo:font-variant="normal" fo:text-transform="none" fo:color="#222222" fo:letter-spacing="normal" officeooo:rsid="00297c7f" officeooo:paragraph-rsid="0034221c"/>
    </style:style>
    <style:style style:name="P35" style:family="paragraph" style:parent-style-name="Standard">
      <style:text-properties fo:font-variant="normal" fo:text-transform="none" fo:color="#222222" fo:letter-spacing="normal" officeooo:rsid="00297c7f" officeooo:paragraph-rsid="00294869"/>
    </style:style>
    <style:style style:name="P36" style:family="paragraph" style:parent-style-name="Standard">
      <style:text-properties fo:font-variant="normal" fo:text-transform="none" fo:color="#222222" fo:letter-spacing="normal" officeooo:rsid="00297c7f" officeooo:paragraph-rsid="00297c7f"/>
    </style:style>
    <style:style style:name="P37" style:family="paragraph" style:parent-style-name="Standard">
      <style:text-properties fo:font-variant="normal" fo:text-transform="none" fo:color="#222222" fo:letter-spacing="normal" officeooo:rsid="00279612" officeooo:paragraph-rsid="00294869"/>
    </style:style>
    <style:style style:name="P38" style:family="paragraph" style:parent-style-name="Standard">
      <style:text-properties fo:font-variant="normal" fo:text-transform="none" fo:color="#222222" fo:letter-spacing="normal" officeooo:rsid="002b705e" officeooo:paragraph-rsid="002b705e"/>
    </style:style>
    <style:style style:name="P39" style:family="paragraph" style:parent-style-name="Standard">
      <style:text-properties fo:font-variant="normal" fo:text-transform="none" fo:color="#222222" fo:letter-spacing="normal" officeooo:rsid="002d6b6f" officeooo:paragraph-rsid="002d6b6f"/>
    </style:style>
    <style:style style:name="P40" style:family="paragraph" style:parent-style-name="Standard">
      <style:text-properties fo:font-variant="normal" fo:text-transform="none" fo:color="#222222" fo:letter-spacing="normal" officeooo:rsid="002f0a61" officeooo:paragraph-rsid="002d6b6f"/>
    </style:style>
    <style:style style:name="P41" style:family="paragraph" style:parent-style-name="Standard">
      <style:text-properties fo:font-variant="normal" fo:text-transform="none" fo:color="#222222" fo:letter-spacing="normal" officeooo:rsid="002f0a61" officeooo:paragraph-rsid="002f0a61"/>
    </style:style>
    <style:style style:name="P42" style:family="paragraph" style:parent-style-name="Standard">
      <style:text-properties fo:font-variant="normal" fo:text-transform="none" fo:color="#222222" fo:letter-spacing="normal" officeooo:rsid="002f0a61" officeooo:paragraph-rsid="00308cd2"/>
    </style:style>
    <style:style style:name="P43" style:family="paragraph" style:parent-style-name="Standard">
      <style:text-properties fo:font-variant="normal" fo:text-transform="none" fo:color="#222222" fo:letter-spacing="normal" officeooo:rsid="00294869" officeooo:paragraph-rsid="00308cd2"/>
    </style:style>
    <style:style style:name="P44" style:family="paragraph" style:parent-style-name="Standard">
      <style:text-properties fo:font-variant="normal" fo:text-transform="none" fo:color="#222222" fo:letter-spacing="normal" officeooo:rsid="00308cd2" officeooo:paragraph-rsid="00308cd2"/>
    </style:style>
    <style:style style:name="P45" style:family="paragraph" style:parent-style-name="Standard">
      <style:text-properties fo:font-variant="normal" fo:text-transform="none" fo:color="#222222" fo:letter-spacing="normal" officeooo:rsid="00314675" officeooo:paragraph-rsid="00314675"/>
    </style:style>
    <style:style style:name="P46" style:family="paragraph" style:parent-style-name="Standard">
      <style:text-properties fo:font-variant="normal" fo:text-transform="none" fo:color="#222222" fo:letter-spacing="normal" officeooo:rsid="00314675" officeooo:paragraph-rsid="00328a50"/>
    </style:style>
    <style:style style:name="P47" style:family="paragraph" style:parent-style-name="Standard">
      <style:text-properties fo:font-variant="normal" fo:text-transform="none" fo:color="#222222" fo:letter-spacing="normal" officeooo:rsid="00339226" officeooo:paragraph-rsid="00328a50"/>
    </style:style>
    <style:style style:name="P48" style:family="paragraph" style:parent-style-name="Standard">
      <style:text-properties fo:font-variant="normal" fo:text-transform="none" fo:color="#222222" fo:letter-spacing="normal" officeooo:rsid="00358383" officeooo:paragraph-rsid="00358383"/>
    </style:style>
    <style:style style:name="P49" style:family="paragraph" style:parent-style-name="Standard" style:list-style-name="L2">
      <style:text-properties fo:font-variant="normal" fo:text-transform="none" fo:color="#222222" fo:letter-spacing="normal" fo:font-weight="bold" officeooo:rsid="00339226" officeooo:paragraph-rsid="00339226" style:font-weight-asian="bold" style:font-weight-complex="bold"/>
    </style:style>
    <style:style style:name="P50" style:family="paragraph" style:parent-style-name="Standard">
      <style:text-properties fo:font-variant="normal" fo:text-transform="none" fo:color="#222222" fo:letter-spacing="normal" officeooo:paragraph-rsid="00387a61"/>
    </style:style>
    <style:style style:name="P51" style:family="paragraph" style:parent-style-name="Standard">
      <style:text-properties fo:font-variant="normal" fo:text-transform="none" fo:color="#222222" fo:letter-spacing="normal" officeooo:rsid="0038ba6e" officeooo:paragraph-rsid="0038ba6e"/>
    </style:style>
    <style:style style:name="P52" style:family="paragraph" style:parent-style-name="Standard">
      <style:text-properties fo:font-variant="normal" fo:text-transform="none" fo:color="#222222" style:font-name="Liberation Serif" fo:letter-spacing="normal" fo:font-weight="normal" officeooo:rsid="003d6dfd" officeooo:paragraph-rsid="003d6dfd" style:font-weight-asian="normal" style:font-weight-complex="normal"/>
    </style:style>
    <style:style style:name="P53" style:family="paragraph" style:parent-style-name="Standard">
      <style:text-properties fo:font-variant="normal" fo:text-transform="none" fo:color="#222222" style:font-name="Liberation Serif" fo:letter-spacing="normal" fo:font-weight="normal" officeooo:rsid="003d6dfd" officeooo:paragraph-rsid="003f2ed3" style:font-weight-asian="normal" style:font-weight-complex="normal"/>
    </style:style>
    <style:style style:name="P54" style:family="paragraph" style:parent-style-name="Standard">
      <style:text-properties fo:font-variant="normal" fo:text-transform="none" fo:color="#000000" style:font-name="Liberation Serif" fo:letter-spacing="normal" fo:font-weight="normal" officeooo:rsid="002176c7" officeooo:paragraph-rsid="003f2ed3" style:font-weight-asian="normal" style:font-weight-complex="normal"/>
    </style:style>
    <style:style style:name="P55" style:family="paragraph" style:parent-style-name="Standard" style:list-style-name="L3">
      <style:text-properties fo:font-weight="bold" officeooo:rsid="002596c9" officeooo:paragraph-rsid="00294869" style:font-weight-asian="bold" style:font-weight-complex="bold"/>
    </style:style>
    <style:style style:name="P56" style:family="paragraph" style:parent-style-name="Standard" style:list-style-name="L3">
      <style:text-properties fo:font-weight="bold" officeooo:rsid="00294869" officeooo:paragraph-rsid="00294869" style:font-weight-asian="bold" style:font-weight-complex="bold"/>
    </style:style>
    <style:style style:name="P57" style:family="paragraph" style:parent-style-name="Standard" style:list-style-name="L3">
      <style:text-properties fo:font-weight="bold" officeooo:rsid="002d6b6f" officeooo:paragraph-rsid="002d6b6f" style:font-weight-asian="bold" style:font-weight-complex="bold"/>
    </style:style>
    <style:style style:name="P58" style:family="paragraph" style:parent-style-name="Standard" style:list-style-name="L2">
      <style:text-properties fo:font-weight="bold" officeooo:paragraph-rsid="0034221c" style:font-weight-asian="bold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weight="bold" officeooo:rsid="001e3ab8" officeooo:paragraph-rsid="004086fb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weight="bold" officeooo:rsid="00200e6c" officeooo:paragraph-rsid="004086fb" style:font-weight-asian="bold" style:font-weight-complex="bold"/>
    </style:style>
    <style:style style:name="P61" style:family="paragraph" style:parent-style-name="Standard">
      <style:text-properties officeooo:rsid="002176c7" officeooo:paragraph-rsid="003601e9"/>
    </style:style>
    <style:style style:name="P62" style:family="paragraph" style:parent-style-name="Standard">
      <style:text-properties officeooo:rsid="002176c7" officeooo:paragraph-rsid="003f2ed3"/>
    </style:style>
    <style:style style:name="P63" style:family="paragraph" style:parent-style-name="Standard">
      <style:text-properties officeooo:rsid="002176c7" officeooo:paragraph-rsid="0044deff"/>
    </style:style>
    <style:style style:name="P64" style:family="paragraph" style:parent-style-name="Standard">
      <style:text-properties officeooo:rsid="002176c7" officeooo:paragraph-rsid="0044e347"/>
    </style:style>
    <style:style style:name="P65" style:family="paragraph" style:parent-style-name="Standard">
      <style:text-properties officeooo:rsid="00204dd3" officeooo:paragraph-rsid="00204dd3"/>
    </style:style>
    <style:style style:name="P66" style:family="paragraph" style:parent-style-name="Standard">
      <style:text-properties officeooo:paragraph-rsid="0021bf57"/>
    </style:style>
    <style:style style:name="P67" style:family="paragraph" style:parent-style-name="Standard">
      <style:text-properties officeooo:paragraph-rsid="002596c9"/>
    </style:style>
    <style:style style:name="P68" style:family="paragraph" style:parent-style-name="Standard">
      <style:text-properties officeooo:paragraph-rsid="00339226"/>
    </style:style>
    <style:style style:name="P69" style:family="paragraph" style:parent-style-name="Standard">
      <style:text-properties officeooo:rsid="00358383" officeooo:paragraph-rsid="00358383"/>
    </style:style>
    <style:style style:name="P70" style:family="paragraph" style:parent-style-name="Standard">
      <style:text-properties officeooo:rsid="003bdd33" officeooo:paragraph-rsid="003bdd33"/>
    </style:style>
    <style:style style:name="P71" style:family="paragraph" style:parent-style-name="Standard">
      <style:text-properties officeooo:rsid="003d68b5" officeooo:paragraph-rsid="003d68b5"/>
    </style:style>
    <style:style style:name="P72" style:family="paragraph" style:parent-style-name="Standard">
      <style:text-properties officeooo:rsid="003d68b5" officeooo:paragraph-rsid="003d68b5" fo:background-color="transparent"/>
    </style:style>
    <style:style style:name="P73" style:family="paragraph" style:parent-style-name="Standard">
      <style:text-properties fo:color="#222222" officeooo:rsid="003d6dfd" officeooo:paragraph-rsid="0044e347"/>
    </style:style>
    <style:style style:name="P74" style:family="paragraph" style:parent-style-name="Standard">
      <style:text-properties fo:color="#222222" officeooo:rsid="003f2ed3" officeooo:paragraph-rsid="003f2ed3"/>
    </style:style>
    <style:style style:name="P75" style:family="paragraph" style:parent-style-name="Standard">
      <style:text-properties fo:color="#222222" officeooo:rsid="00430920" officeooo:paragraph-rsid="00430920"/>
    </style:style>
    <style:style style:name="P76" style:family="paragraph" style:parent-style-name="Standard">
      <style:text-properties fo:color="#222222" officeooo:rsid="0043141f" officeooo:paragraph-rsid="0043141f"/>
    </style:style>
    <style:style style:name="P77" style:family="paragraph" style:parent-style-name="Standard">
      <style:text-properties fo:color="#222222" officeooo:rsid="0044deff" officeooo:paragraph-rsid="0044deff"/>
    </style:style>
    <style:style style:name="P78" style:family="paragraph" style:parent-style-name="Standard">
      <style:text-properties fo:color="#222222" officeooo:rsid="0044e347" officeooo:paragraph-rsid="0044e347"/>
    </style:style>
    <style:style style:name="P79" style:family="paragraph" style:parent-style-name="Standard">
      <style:text-properties fo:color="#000000" officeooo:rsid="00204dd3" officeooo:paragraph-rsid="003d6dfd"/>
    </style:style>
    <style:style style:name="P80" style:family="paragraph" style:parent-style-name="Standard">
      <style:text-properties fo:color="#000000" officeooo:rsid="00204dd3" officeooo:paragraph-rsid="003f2ed3"/>
    </style:style>
    <style:style style:name="P81" style:family="paragraph" style:parent-style-name="Standard">
      <style:text-properties fo:color="#000000" officeooo:rsid="00204dd3" officeooo:paragraph-rsid="0042b594"/>
    </style:style>
    <style:style style:name="P82" style:family="paragraph" style:parent-style-name="Standard">
      <style:text-properties officeooo:rsid="002596c9" officeooo:paragraph-rsid="00294869"/>
    </style:style>
    <style:style style:name="P83" style:family="paragraph" style:parent-style-name="Standard">
      <style:text-properties officeooo:rsid="00328a50" officeooo:paragraph-rsid="00328a50"/>
    </style:style>
    <style:style style:name="P84" style:family="paragraph" style:parent-style-name="Standard">
      <style:text-properties officeooo:rsid="00222d96" officeooo:paragraph-rsid="002d6b6f" fo:background-color="#ffff99"/>
    </style:style>
    <style:style style:name="P85" style:family="paragraph" style:parent-style-name="Standard">
      <style:text-properties officeooo:rsid="00243c7f" officeooo:paragraph-rsid="00243c7f"/>
    </style:style>
    <style:style style:name="P86" style:family="paragraph" style:parent-style-name="Standard">
      <style:text-properties officeooo:rsid="0044deff" officeooo:paragraph-rsid="0044deff"/>
    </style:style>
    <style:style style:name="P87" style:family="paragraph">
      <style:paragraph-properties fo:text-align="center"/>
    </style:style>
    <style:style style:name="P88" style:family="paragraph">
      <loext:graphic-properties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89" style:family="paragraph">
      <loext:graphic-properties draw:fill-color="#ffffff"/>
      <style:paragraph-properties fo:text-align="center"/>
    </style:style>
    <style:style style:name="P90" style:family="paragraph">
      <loext:graphic-properties draw:fill-color="#66ff99"/>
      <style:paragraph-properties fo:text-align="center"/>
    </style:style>
    <style:style style:name="P91" style:family="paragraph">
      <loext:graphic-properties draw:fill-color="#00ff66"/>
      <style:paragraph-properties fo:text-align="center"/>
    </style:style>
    <style:style style:name="P92" style:family="paragraph">
      <loext:graphic-properties draw:fill-color="#66ff99"/>
    </style:style>
    <style:style style:name="P93" style:family="paragraph">
      <loext:graphic-properties draw:fill-color="#ff99ff"/>
    </style:style>
    <style:style style:name="P94" style:family="paragraph">
      <loext:graphic-properties draw:fill-color="#cccccc"/>
    </style:style>
    <style:style style:name="P95" style:family="paragraph">
      <style:paragraph-properties fo:text-align="center"/>
      <style:text-properties fo:font-size="12pt"/>
    </style:style>
    <style:style style:name="P96" style:family="paragraph">
      <loext:graphic-properties draw:fill="none" draw:fill-color="#ffff99"/>
    </style:style>
    <style:style style:name="P97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3ab8" style:font-weight-asian="bold" style:font-weight-complex="bold"/>
    </style:style>
    <style:style style:name="T3" style:family="text">
      <style:text-properties officeooo:rsid="00204dd3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99ff99" loext:char-shading-value="0"/>
    </style:style>
    <style:style style:name="T7" style:family="text">
      <style:text-properties fo:background-color="#ffff66" loext:char-shading-value="0"/>
    </style:style>
    <style:style style:name="T8" style:family="text">
      <style:text-properties officeooo:rsid="0021bf57"/>
    </style:style>
    <style:style style:name="T9" style:family="text">
      <style:text-properties fo:font-variant="normal" fo:text-transform="none" fo:color="#222222" fo:letter-spacing="normal"/>
    </style:style>
    <style:style style:name="T10" style:family="text">
      <style:text-properties fo:font-variant="normal" fo:text-transform="none" fo:color="#222222" fo:letter-spacing="normal" officeooo:rsid="00222d96"/>
    </style:style>
    <style:style style:name="T11" style:family="text">
      <style:text-properties fo:font-variant="normal" fo:text-transform="none" fo:color="#222222" fo:letter-spacing="normal" officeooo:rsid="002596c9"/>
    </style:style>
    <style:style style:name="T12" style:family="text">
      <style:text-properties fo:font-variant="normal" fo:text-transform="none" fo:color="#222222" fo:letter-spacing="normal" officeooo:rsid="00279612"/>
    </style:style>
    <style:style style:name="T13" style:family="text">
      <style:text-properties fo:font-variant="normal" fo:text-transform="none" fo:color="#222222" fo:letter-spacing="normal" officeooo:rsid="00294869"/>
    </style:style>
    <style:style style:name="T14" style:family="text">
      <style:text-properties fo:font-variant="normal" fo:text-transform="none" fo:color="#222222" fo:letter-spacing="normal" officeooo:rsid="00297c7f"/>
    </style:style>
    <style:style style:name="T15" style:family="text">
      <style:text-properties fo:font-variant="normal" fo:text-transform="none" fo:color="#222222" fo:letter-spacing="normal" officeooo:rsid="002b705e"/>
    </style:style>
    <style:style style:name="T16" style:family="text">
      <style:text-properties fo:font-variant="normal" fo:text-transform="none" fo:color="#222222" fo:letter-spacing="normal" officeooo:rsid="002d6b6f"/>
    </style:style>
    <style:style style:name="T17" style:family="text">
      <style:text-properties fo:font-variant="normal" fo:text-transform="none" fo:color="#222222" fo:letter-spacing="normal" officeooo:rsid="002f0a61"/>
    </style:style>
    <style:style style:name="T18" style:family="text">
      <style:text-properties fo:font-variant="normal" fo:text-transform="none" fo:color="#222222" fo:letter-spacing="normal" officeooo:rsid="00308cd2"/>
    </style:style>
    <style:style style:name="T19" style:family="text">
      <style:text-properties fo:font-variant="normal" fo:text-transform="none" fo:color="#222222" fo:letter-spacing="normal" officeooo:rsid="00314675"/>
    </style:style>
    <style:style style:name="T20" style:family="text">
      <style:text-properties fo:font-variant="normal" fo:text-transform="none" fo:color="#222222" fo:letter-spacing="normal" officeooo:rsid="00339226"/>
    </style:style>
    <style:style style:name="T21" style:family="text">
      <style:text-properties fo:font-variant="normal" fo:text-transform="none" fo:color="#222222" fo:letter-spacing="normal" officeooo:rsid="0034221c"/>
    </style:style>
    <style:style style:name="T22" style:family="text">
      <style:text-properties fo:font-variant="normal" fo:text-transform="none" fo:color="#222222" fo:letter-spacing="normal" style:text-underline-style="solid" style:text-underline-width="auto" style:text-underline-color="font-color"/>
    </style:style>
    <style:style style:name="T23" style:family="text">
      <style:text-properties fo:font-variant="normal" fo:text-transform="none" fo:color="#222222" fo:letter-spacing="normal" style:text-underline-style="solid" style:text-underline-width="auto" style:text-underline-color="font-color" officeooo:rsid="002596c9"/>
    </style:style>
    <style:style style:name="T24" style:family="text">
      <style:text-properties fo:font-variant="normal" fo:text-transform="none" fo:color="#222222" fo:letter-spacing="normal" officeooo:rsid="003bdd33"/>
    </style:style>
    <style:style style:name="T25" style:family="text">
      <style:text-properties fo:font-variant="normal" fo:text-transform="none" fo:color="#222222" style:font-name="Liberation Serif" fo:letter-spacing="normal" fo:font-weight="normal" officeooo:rsid="003f2ed3" style:font-weight-asian="normal" style:font-weight-complex="normal"/>
    </style:style>
    <style:style style:name="T26" style:family="text">
      <style:text-properties fo:font-variant="normal" fo:text-transform="none" fo:letter-spacing="normal"/>
    </style:style>
    <style:style style:name="T27" style:family="text">
      <style:text-properties fo:font-variant="normal" fo:text-transform="none" fo:letter-spacing="normal" officeooo:rsid="003601e9"/>
    </style:style>
    <style:style style:name="T28" style:family="text">
      <style:text-properties fo:font-variant="normal" fo:text-transform="none" style:font-name="Liberation Serif" fo:letter-spacing="normal" fo:font-weight="normal" style:font-weight-asian="normal" style:font-weight-complex="normal"/>
    </style:style>
    <style:style style:name="T29" style:family="text">
      <style:text-properties fo:font-variant="normal" fo:text-transform="none" style:font-name="Liberation Serif" fo:letter-spacing="normal" fo:font-weight="normal" officeooo:rsid="0044e347" style:font-weight-asian="normal" style:font-weight-complex="normal"/>
    </style:style>
    <style:style style:name="T30" style:family="text">
      <style:text-properties fo:font-variant="normal" fo:text-transform="none" style:font-name="Liberation Serif" fo:letter-spacing="normal" fo:font-weight="normal" fo:background-color="#ffff00" loext:char-shading-value="0" style:font-weight-asian="normal" style:font-weight-complex="normal"/>
    </style:style>
    <style:style style:name="T31" style:family="text">
      <style:text-properties fo:font-variant="normal" fo:text-transform="none" style:font-name="Liberation Serif" fo:letter-spacing="normal" fo:font-weight="normal" fo:background-color="#ffff00" loext:char-shading-value="0" style:font-weight-asian="normal" style:font-weight-complex="normal"/>
    </style:style>
    <style:style style:name="T32" style:family="text">
      <style:text-properties fo:font-variant="normal" fo:text-transform="none" style:font-name="Liberation Serif" fo:letter-spacing="normal" fo:font-weight="normal" fo:background-color="#ffff66" loext:char-shading-value="0" style:font-weight-asian="normal" style:font-weight-complex="normal"/>
    </style:style>
    <style:style style:name="T33" style:family="text">
      <style:text-properties fo:font-variant="normal" fo:text-transform="none" style:font-name="Liberation Serif" fo:letter-spacing="normal" fo:font-weight="normal" fo:background-color="#ffff66" loext:char-shading-value="0" style:font-weight-asian="normal" style:font-weight-complex="normal"/>
    </style:style>
    <style:style style:name="T34" style:family="text">
      <style:text-properties fo:font-variant="normal" fo:text-transform="none" style:font-name="Liberation Serif" fo:letter-spacing="normal" fo:font-weight="normal" fo:background-color="#33ff99" loext:char-shading-value="0" style:font-weight-asian="normal" style:font-weight-complex="normal"/>
    </style:style>
    <style:style style:name="T35" style:family="text">
      <style:text-properties fo:font-variant="normal" fo:text-transform="none" style:font-name="Liberation Serif" fo:letter-spacing="normal" fo:font-weight="normal" fo:background-color="#33ff99" loext:char-shading-value="0" style:font-weight-asian="normal" style:font-weight-complex="normal"/>
    </style:style>
    <style:style style:name="T36" style:family="text">
      <style:text-properties officeooo:rsid="00222d96"/>
    </style:style>
    <style:style style:name="T37" style:family="text">
      <style:text-properties officeooo:rsid="0022ff26"/>
    </style:style>
    <style:style style:name="T38" style:family="text">
      <style:text-properties officeooo:rsid="00243c7f"/>
    </style:style>
    <style:style style:name="T39" style:family="text">
      <style:text-properties officeooo:rsid="002596c9"/>
    </style:style>
    <style:style style:name="T40" style:family="text">
      <style:text-properties officeooo:rsid="003601e9"/>
    </style:style>
    <style:style style:name="T41" style:family="text">
      <style:text-properties officeooo:rsid="0037982c"/>
    </style:style>
    <style:style style:name="T42" style:family="text">
      <style:text-properties officeooo:rsid="00387a61"/>
    </style:style>
    <style:style style:name="T43" style:family="text">
      <style:text-properties fo:font-weight="normal" officeooo:rsid="00387a61" style:font-weight-asian="normal" style:font-weight-complex="normal"/>
    </style:style>
    <style:style style:name="T44" style:family="text">
      <style:text-properties officeooo:rsid="0038ba6e"/>
    </style:style>
    <style:style style:name="T45" style:family="text">
      <style:text-properties officeooo:rsid="00339226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solid" style:text-underline-width="auto" style:text-underline-color="font-color" officeooo:rsid="002596c9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2596c9"/>
    </style:style>
    <style:style style:name="T50" style:family="text">
      <style:text-properties officeooo:rsid="003d6dfd"/>
    </style:style>
    <style:style style:name="T51" style:family="text">
      <style:text-properties officeooo:rsid="003f2ed3"/>
    </style:style>
    <style:style style:name="T52" style:family="text">
      <style:text-properties fo:background-color="#ffff99" loext:char-shading-value="0"/>
    </style:style>
    <style:style style:name="T53" style:family="text">
      <style:text-properties officeooo:rsid="0021bf57" fo:background-color="#ffff99" loext:char-shading-value="0"/>
    </style:style>
    <style:style style:name="T54" style:family="text">
      <style:text-properties fo:background-color="#ffff99" loext:char-shading-value="0"/>
    </style:style>
    <style:style style:name="T55" style:family="text">
      <style:text-properties officeooo:rsid="004086fb"/>
    </style:style>
    <style:style style:name="T56" style:family="text">
      <style:text-properties officeooo:rsid="00424c69"/>
    </style:style>
    <style:style style:name="T57" style:family="text">
      <style:text-properties fo:background-color="#33ff99" loext:char-shading-value="0"/>
    </style:style>
    <style:style style:name="T58" style:family="text">
      <style:text-properties fo:background-color="#33ff99" loext:char-shading-value="0"/>
    </style:style>
    <style:style style:name="T59" style:family="text">
      <style:text-properties officeooo:rsid="0044deff"/>
    </style:style>
    <style:style style:name="T60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nothing" fo:text-indent="-1.169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90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1.54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2.17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2.81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3.44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4.08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4.71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5.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5.985cm" fo:margin-left="6.985cm"/>
        </style:list-level-properties>
      </text:list-level-style-number>
    </text:list-style>
    <text:list-style style:name="L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5cm" draw:marker-start-width="0.577cm" draw:marker-end-width="0.577cm" draw:fill-color="#ffffff" draw:textarea-horizontal-align="justify" draw:textarea-vertical-align="middle" draw:auto-grow-height="false" fo:min-height="0.381cm" fo:min-width="0.355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5cm" draw:marker-start-width="0.577cm" draw:marker-end-width="0.577cm" draw:fill-color="#ffffff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5cm" svg:stroke-color="#ff3333" draw:marker-start-width="0.577cm" draw:marker-end-width="0.577cm" draw:fill-color="#66ff99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5cm" svg:stroke-color="#ff3333" draw:marker-start-width="0.577cm" draw:marker-end-width="0.577cm" draw:fill-color="#ffffff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5cm" svg:stroke-color="#ff3333" draw:marker-start-width="0.577cm" draw:marker-end-width="0.577cm" draw:fill-color="#00ff66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5cm" svg:stroke-color="#33ff99" draw:marker-start-width="0.577cm" draw:marker-end-width="0.577cm" draw:fill-color="#ffffff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5cm" draw:marker-start-width="0.577cm" draw:marker-end-width="0.577cm" draw:fill-color="#ffffff" draw:textarea-horizontal-align="justify" draw:textarea-vertical-align="middle" draw:auto-grow-height="false" fo:min-height="0.381cm" fo:min-width="0.355cm" fo:padding-top="0.074cm" fo:padding-bottom="0.074cm" fo:padding-left="0.074cm" fo:padding-right="0.07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66ff99" draw:textarea-horizontal-align="justify" draw:textarea-vertical-align="middle" draw:auto-grow-height="false" fo:min-height="0.847cm" fo:min-width="0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99ff" draw:textarea-horizontal-align="justify" draw:textarea-vertical-align="middle" draw:auto-grow-height="false" fo:min-height="0.847cm" fo:min-width="0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eeeeee" draw:fill-color="#cccccc" draw:textarea-horizontal-align="justify" draw:textarea-vertical-align="middle" draw:auto-grow-height="false" fo:min-height="0.847cm" fo:min-width="0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01cm" draw:marker-start="" draw:marker-end="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101cm" svg:stroke-color="#ff9999" draw:marker-start-width="0.503cm" draw:marker-end-width="0.503cm" draw:fill="none" draw:fill-color="#ffff99" draw:textarea-horizontal-align="justify" draw:textarea-vertical-align="middle" draw:auto-grow-height="false" fo:min-height="0.984cm" fo:min-width="18.38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8.096cm" fo:min-width="16.56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8.047cm" fo:min-width="16.51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Q1<text:span text:style-name="T41">)</text:span></text:h>
      <text:p text:style-name="P27"/>
      <text:p text:style-name="P27">pour le graphe G1 on a <text:span text:style-name="T40">deux</text:span> cas figure :</text:p>
      <text:p text:style-name="P2"/>
      <text:list xml:id="list2349371970925759320" text:style-name="L1">
        <text:list-item>
          <text:p text:style-name="P30"><text:span text:style-name="T1">si on prend l’arrête (0,1) </text:span>(l’arrête appartient a l’arbre couvrante ) on va prendre avec exactement 2 arrête <text:span text:style-name="T40">parmi les 4 qui reste ,</text:span>tell-que ces 2 arrête sont différente a <text:s/>( (0,2) , (2,3) ) et <text:s/>( (0,3) , (3,1) ) ( pour ne fais pas cycle ) . <text:s text:c="80"/></text:p>
          <text:p text:style-name="P30"/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59">cas possible 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Table_20_Contents"><draw:custom-shape text:anchor-type="paragraph" draw:z-index="9" draw:name="Forme1" draw:style-name="gr1" draw:text-style-name="P88" svg:width="0.712cm" svg:height="0.745cm" svg:x="7.163cm" svg:y="3.593cm"><text:p text:style-name="P87"><text:span text:style-name="T60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1" draw:style-name="gr1" draw:text-style-name="P88" svg:width="0.712cm" svg:height="0.745cm" svg:x="4.745cm" svg:y="3.593cm"><text:p text:style-name="P87"><text:span text:style-name="T60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e1" draw:style-name="gr1" draw:text-style-name="P88" svg:width="0.712cm" svg:height="0.745cm" svg:x="7.163cm" svg:y="0.85cm"><text:p text:style-name="P87"><text:span text:style-name="T60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" draw:name="Forme2" draw:style-name="gr4" draw:text-style-name="P89" svg:x1="5.455cm" svg:y1="3.964cm" svg:x2="7.164cm" svg:y2="3.964cm"><text:p/></draw:line><draw:line text:anchor-type="paragraph" draw:z-index="13" draw:name="Forme2" draw:style-name="gr4" draw:text-style-name="P89" svg:x1="7.511cm" svg:y1="1.582cm" svg:x2="7.511cm" svg:y2="3.593cm"><text:p/></draw:line><draw:custom-shape text:anchor-type="paragraph" draw:z-index="14" draw:name="Forme1" draw:style-name="gr1" draw:text-style-name="P88" svg:width="0.712cm" svg:height="0.745cm" svg:x="4.745cm" svg:y="0.866cm"><text:p text:style-name="P87"><text:span text:style-name="T60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" draw:name="Forme2" draw:style-name="gr2" draw:text-style-name="P89" svg:x1="5.455cm" svg:y1="1.267cm" svg:x2="7.164cm" svg:y2="1.267cm"><text:p/></draw:line><draw:line text:anchor-type="paragraph" draw:z-index="16" draw:name="Forme2" draw:style-name="gr2" draw:text-style-name="P89" svg:x1="5.093cm" svg:y1="1.582cm" svg:x2="5.093cm" svg:y2="3.593cm"><text:p/></draw:line><draw:line text:anchor-type="paragraph" draw:z-index="17" draw:name="Forme2" draw:style-name="gr4" draw:text-style-name="P89" svg:x1="5.313cm" svg:y1="1.52cm" svg:x2="7.289cm" svg:y2="3.665cm"><text:p/></draw:line><draw:custom-shape text:anchor-type="paragraph" draw:z-index="18" draw:name="Forme1" draw:style-name="gr1" draw:text-style-name="P88" svg:width="0.712cm" svg:height="0.745cm" svg:x="15.607cm" svg:y="3.694cm"><text:p text:style-name="P87"><text:span text:style-name="T60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e1" draw:style-name="gr1" draw:text-style-name="P88" svg:width="0.712cm" svg:height="0.745cm" svg:x="13.189cm" svg:y="3.694cm"><text:p text:style-name="P87"><text:span text:style-name="T60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orme1" draw:style-name="gr1" draw:text-style-name="P88" svg:width="0.712cm" svg:height="0.745cm" svg:x="15.607cm" svg:y="0.951cm"><text:p text:style-name="P87"><text:span text:style-name="T60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" draw:name="Forme2" draw:style-name="gr4" draw:text-style-name="P89" svg:x1="13.899cm" svg:y1="4.065cm" svg:x2="15.608cm" svg:y2="4.065cm"><text:p/></draw:line><draw:line text:anchor-type="paragraph" draw:z-index="22" draw:name="Forme2" draw:style-name="gr2" draw:text-style-name="P89" svg:x1="15.955cm" svg:y1="1.682cm" svg:x2="15.955cm" svg:y2="3.693cm"><text:p/></draw:line><draw:custom-shape text:anchor-type="paragraph" draw:z-index="23" draw:name="Forme1" draw:style-name="gr1" draw:text-style-name="P88" svg:width="0.712cm" svg:height="0.745cm" svg:x="13.189cm" svg:y="0.967cm"><text:p text:style-name="P87"><text:span text:style-name="T60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4" draw:name="Forme2" draw:style-name="gr4" draw:text-style-name="P89" svg:x1="13.899cm" svg:y1="1.367cm" svg:x2="15.608cm" svg:y2="1.367cm"><text:p/></draw:line><draw:line text:anchor-type="paragraph" draw:z-index="25" draw:name="Forme2" draw:style-name="gr2" draw:text-style-name="P89" svg:x1="13.536cm" svg:y1="1.682cm" svg:x2="13.536cm" svg:y2="3.693cm"><text:p/></draw:line><draw:line text:anchor-type="paragraph" draw:z-index="26" draw:name="Forme2" draw:style-name="gr4" draw:text-style-name="P89" svg:x1="13.757cm" svg:y1="1.621cm" svg:x2="15.733cm" svg:y2="3.766cm"><text:p/></draw:line></text:p>
            <text:p text:style-name="Table_20_Contents"><draw:custom-shape text:anchor-type="paragraph" draw:z-index="2" draw:name="Forme1" draw:style-name="gr1" draw:text-style-name="P88" svg:width="0.712cm" svg:height="0.745cm" svg:x="2.933cm" svg:y="0.467cm"><text:p text:style-name="P87"><text:span text:style-name="T60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e1" draw:style-name="gr1" draw:text-style-name="P88" svg:width="0.712cm" svg:height="0.745cm" svg:x="0.515cm" svg:y="0.483cm"><text:p text:style-name="P87"><text:span text:style-name="T60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Table_20_Contents"><draw:line text:anchor-type="paragraph" draw:z-index="6" draw:name="Forme2" draw:style-name="gr3" draw:text-style-name="P90" svg:x1="1.225cm" svg:y1="0.397cm" svg:x2="2.934cm" svg:y2="0.397cm"><text:p/></draw:line></text:p>
            <text:p text:style-name="Table_20_Contents"><draw:line text:anchor-type="paragraph" draw:z-index="4" draw:name="Forme2" draw:style-name="gr2" draw:text-style-name="P89" svg:x1="3.282cm" svg:y1="0.225cm" svg:x2="3.282cm" svg:y2="2.236cm"><text:p/></draw:line><draw:line text:anchor-type="paragraph" draw:z-index="7" draw:name="Forme2" draw:style-name="gr4" draw:text-style-name="P89" svg:x1="0.863cm" svg:y1="0.225cm" svg:x2="0.863cm" svg:y2="2.236cm"><text:p/></draw:line><draw:line text:anchor-type="paragraph" draw:z-index="8" draw:name="Forme2" draw:style-name="gr5" draw:text-style-name="P91" svg:x1="1.084cm" svg:y1="0.164cm" svg:x2="3.06cm" svg:y2="2.309cm"><text:p/></draw:line></text:p>
            <text:p text:style-name="Table_20_Contents"/>
            <text:p text:style-name="Table_20_Contents"/>
            <text:p text:style-name="Table_20_Contents"/>
            <text:p text:style-name="Table_20_Contents"><draw:custom-shape text:anchor-type="paragraph" draw:z-index="0" draw:name="Forme1" draw:style-name="gr1" draw:text-style-name="P88" svg:width="0.712cm" svg:height="0.745cm" svg:x="2.933cm" svg:y="0.289cm"><text:p text:style-name="P87"><text:span text:style-name="T60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e1" draw:style-name="gr1" draw:text-style-name="P88" svg:width="0.712cm" svg:height="0.745cm" svg:x="0.515cm" svg:y="0.289cm"><text:p text:style-name="P87"><text:span text:style-name="T60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Table_20_Contents"><draw:line text:anchor-type="paragraph" draw:z-index="3" draw:name="Forme2" draw:style-name="gr2" draw:text-style-name="P89" svg:x1="1.225cm" svg:y1="0.174cm" svg:x2="2.934cm" svg:y2="0.174cm"><text:p/></draw:line></text:p>
            <text:p text:style-name="Table_20_Contents"/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<draw:custom-shape text:anchor-type="paragraph" draw:z-index="27" draw:name="Forme1" draw:style-name="gr1" draw:text-style-name="P88" svg:width="0.712cm" svg:height="0.745cm" svg:x="2.835cm" svg:y="3.641cm"><text:p text:style-name="P87"><text:span text:style-name="T60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Forme1" draw:style-name="gr1" draw:text-style-name="P88" svg:width="0.712cm" svg:height="0.745cm" svg:x="0.416cm" svg:y="3.641cm"><text:p text:style-name="P87"><text:span text:style-name="T60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Forme1" draw:style-name="gr1" draw:text-style-name="P88" svg:width="0.712cm" svg:height="0.745cm" svg:x="2.835cm" svg:y="0.898cm"><text:p text:style-name="P87"><text:span text:style-name="T60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" draw:name="Forme2" draw:style-name="gr2" draw:text-style-name="P89" svg:x1="1.127cm" svg:y1="4.012cm" svg:x2="2.836cm" svg:y2="4.012cm"><text:p/></draw:line><draw:line text:anchor-type="paragraph" draw:z-index="31" draw:name="Forme2" draw:style-name="gr4" draw:text-style-name="P89" svg:x1="3.183cm" svg:y1="1.629cm" svg:x2="3.183cm" svg:y2="3.64cm"><text:p/></draw:line><draw:custom-shape text:anchor-type="paragraph" draw:z-index="32" draw:name="Forme1" draw:style-name="gr1" draw:text-style-name="P88" svg:width="0.712cm" svg:height="0.745cm" svg:x="0.416cm" svg:y="0.914cm"><text:p text:style-name="P87"><text:span text:style-name="T60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3" draw:name="Forme2" draw:style-name="gr2" draw:text-style-name="P89" svg:x1="1.127cm" svg:y1="1.314cm" svg:x2="2.836cm" svg:y2="1.314cm"><text:p/></draw:line><draw:line text:anchor-type="paragraph" draw:z-index="34" draw:name="Forme2" draw:style-name="gr4" draw:text-style-name="P89" svg:x1="0.764cm" svg:y1="1.629cm" svg:x2="0.764cm" svg:y2="3.64cm"><text:p/></draw:line><draw:line text:anchor-type="paragraph" draw:z-index="35" draw:name="Forme2" draw:style-name="gr4" draw:text-style-name="P89" svg:x1="0.985cm" svg:y1="1.568cm" svg:x2="2.961cm" svg:y2="3.713cm"><text:p/></draw:line>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2">(0,1) ,(0,2),(0,3)</text:p>
          </table:table-cell>
          <table:table-cell table:style-name="Tableau1.A2" office:value-type="string">
            <text:p text:style-name="P22">(0,1) ,(1,2),(1,3)</text:p>
          </table:table-cell>
          <table:table-cell table:style-name="Tableau1.A2" office:value-type="string">
            <text:p text:style-name="P22">(0,1) ,(0,3),(1,2)</text:p>
          </table:table-cell>
          <table:table-cell table:style-name="Tableau1.D2" office:value-type="string">
            <text:p text:style-name="P22">(0,1) ,(0,2),(1,3)</text:p>
          </table:table-cell>
        </table:table-row>
      </table:table>
      <text:p text:style-name="P1"/>
      <text:list xml:id="list195054177203568" text:continue-numbering="true" text:style-name="L1">
        <text:list-item>
          <text:p text:style-name="P28"><text:span text:style-name="T2">si on prend </text:span><text:span text:style-name="T1">pas</text:span><text:span text:style-name="T2"> l’arrête (0,1) </text:span>on va prendre exactement 3 arrête <text:span text:style-name="T40">parmi les 4 qui reste </text:span>pour faire une arbre couvrante .</text:p>
        </text:list-item>
      </text:list>
      <text:p text:style-name="P29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table:number-columns-spanned="4" office:value-type="string">
            <text:p text:style-name="P60"><text:s/>cas possible </text:p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1"><draw:custom-shape text:anchor-type="paragraph" draw:z-index="45" draw:name="Forme1" draw:style-name="gr1" draw:text-style-name="P88" svg:width="0.712cm" svg:height="0.745cm" svg:x="7.163cm" svg:y="3.593cm"><text:p text:style-name="P87"><text:span text:style-name="T60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Forme1" draw:style-name="gr1" draw:text-style-name="P88" svg:width="0.712cm" svg:height="0.745cm" svg:x="4.745cm" svg:y="3.593cm"><text:p text:style-name="P87"><text:span text:style-name="T60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Forme1" draw:style-name="gr1" draw:text-style-name="P88" svg:width="0.712cm" svg:height="0.745cm" svg:x="7.163cm" svg:y="0.85cm"><text:p text:style-name="P87"><text:span text:style-name="T60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8" draw:name="Forme2" draw:style-name="gr4" draw:text-style-name="P89" svg:x1="5.455cm" svg:y1="3.964cm" svg:x2="7.164cm" svg:y2="3.964cm"><text:p/></draw:line><draw:line text:anchor-type="paragraph" draw:z-index="49" draw:name="Forme2" draw:style-name="gr4" draw:text-style-name="P89" svg:x1="7.511cm" svg:y1="1.582cm" svg:x2="7.511cm" svg:y2="3.593cm"><text:p/></draw:line><draw:custom-shape text:anchor-type="paragraph" draw:z-index="50" draw:name="Forme1" draw:style-name="gr1" draw:text-style-name="P88" svg:width="0.712cm" svg:height="0.745cm" svg:x="4.745cm" svg:y="0.866cm"><text:p text:style-name="P87"><text:span text:style-name="T60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1" draw:name="Forme2" draw:style-name="gr2" draw:text-style-name="P89" svg:x1="5.455cm" svg:y1="1.267cm" svg:x2="7.164cm" svg:y2="1.267cm"><text:p/></draw:line><draw:line text:anchor-type="paragraph" draw:z-index="52" draw:name="Forme2" draw:style-name="gr4" draw:text-style-name="P89" svg:x1="5.093cm" svg:y1="1.582cm" svg:x2="5.093cm" svg:y2="3.593cm"><text:p/></draw:line><draw:line text:anchor-type="paragraph" draw:z-index="53" draw:name="Forme2" draw:style-name="gr2" draw:text-style-name="P89" svg:x1="5.313cm" svg:y1="1.52cm" svg:x2="7.289cm" svg:y2="3.665cm"><text:p/></draw:line><draw:custom-shape text:anchor-type="paragraph" draw:z-index="54" draw:name="Forme1" draw:style-name="gr1" draw:text-style-name="P88" svg:width="0.712cm" svg:height="0.745cm" svg:x="15.607cm" svg:y="3.694cm"><text:p text:style-name="P87"><text:span text:style-name="T60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Forme1" draw:style-name="gr1" draw:text-style-name="P88" svg:width="0.712cm" svg:height="0.745cm" svg:x="13.189cm" svg:y="3.694cm"><text:p text:style-name="P87"><text:span text:style-name="T60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Forme1" draw:style-name="gr1" draw:text-style-name="P88" svg:width="0.712cm" svg:height="0.745cm" svg:x="15.607cm" svg:y="0.951cm"><text:p text:style-name="P87"><text:span text:style-name="T60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7" draw:name="Forme2" draw:style-name="gr2" draw:text-style-name="P89" svg:x1="13.899cm" svg:y1="4.065cm" svg:x2="15.608cm" svg:y2="4.065cm"><text:p/></draw:line><draw:line text:anchor-type="paragraph" draw:z-index="58" draw:name="Forme2" draw:style-name="gr4" draw:text-style-name="P89" svg:x1="15.955cm" svg:y1="1.682cm" svg:x2="15.955cm" svg:y2="3.693cm"><text:p/></draw:line><draw:custom-shape text:anchor-type="paragraph" draw:z-index="59" draw:name="Forme1" draw:style-name="gr1" draw:text-style-name="P88" svg:width="0.712cm" svg:height="0.745cm" svg:x="13.189cm" svg:y="0.967cm"><text:p text:style-name="P87"><text:span text:style-name="T60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0" draw:name="Forme2" draw:style-name="gr4" draw:text-style-name="P89" svg:x1="13.899cm" svg:y1="1.367cm" svg:x2="15.608cm" svg:y2="1.367cm"><text:p/></draw:line><draw:line text:anchor-type="paragraph" draw:z-index="61" draw:name="Forme2" draw:style-name="gr4" draw:text-style-name="P89" svg:x1="13.536cm" svg:y1="1.682cm" svg:x2="13.536cm" svg:y2="3.693cm"><text:p/></draw:line><draw:line text:anchor-type="paragraph" draw:z-index="62" draw:name="Forme2" draw:style-name="gr2" draw:text-style-name="P89" svg:x1="13.757cm" svg:y1="1.621cm" svg:x2="15.733cm" svg:y2="3.766cm"><text:p/></draw:line></text:p>
            <text:p text:style-name="P21"><draw:custom-shape text:anchor-type="paragraph" draw:z-index="38" draw:name="Forme1" draw:style-name="gr1" draw:text-style-name="P88" svg:width="0.712cm" svg:height="0.745cm" svg:x="2.933cm" svg:y="0.467cm"><text:p text:style-name="P87"><text:span text:style-name="T60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Forme1" draw:style-name="gr1" draw:text-style-name="P88" svg:width="0.712cm" svg:height="0.745cm" svg:x="0.515cm" svg:y="0.483cm"><text:p text:style-name="P87"><text:span text:style-name="T60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1"><draw:line text:anchor-type="paragraph" draw:z-index="42" draw:name="Forme2" draw:style-name="gr4" draw:text-style-name="P89" svg:x1="1.225cm" svg:y1="0.397cm" svg:x2="2.934cm" svg:y2="0.397cm"><text:p/></draw:line></text:p>
            <text:p text:style-name="P21"><draw:line text:anchor-type="paragraph" draw:z-index="40" draw:name="Forme2" draw:style-name="gr2" draw:text-style-name="P89" svg:x1="3.282cm" svg:y1="0.225cm" svg:x2="3.282cm" svg:y2="2.236cm"><text:p/></draw:line><draw:line text:anchor-type="paragraph" draw:z-index="43" draw:name="Forme2" draw:style-name="gr4" draw:text-style-name="P89" svg:x1="0.863cm" svg:y1="0.225cm" svg:x2="0.863cm" svg:y2="2.236cm"><text:p/></draw:line><draw:line text:anchor-type="paragraph" draw:z-index="44" draw:name="Forme2" draw:style-name="gr2" draw:text-style-name="P89" svg:x1="1.084cm" svg:y1="0.164cm" svg:x2="3.06cm" svg:y2="2.309cm"><text:p/></draw:line></text:p>
            <text:p text:style-name="P21"/>
            <text:p text:style-name="P21"/>
            <text:p text:style-name="P21"/>
            <text:p text:style-name="P21"><draw:custom-shape text:anchor-type="paragraph" draw:z-index="36" draw:name="Forme1" draw:style-name="gr1" draw:text-style-name="P88" svg:width="0.712cm" svg:height="0.745cm" svg:x="2.933cm" svg:y="0.289cm"><text:p text:style-name="P87"><text:span text:style-name="T60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Forme1" draw:style-name="gr1" draw:text-style-name="P88" svg:width="0.712cm" svg:height="0.745cm" svg:x="0.515cm" svg:y="0.289cm"><text:p text:style-name="P87"><text:span text:style-name="T60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1"><draw:line text:anchor-type="paragraph" draw:z-index="39" draw:name="Forme2" draw:style-name="gr4" draw:text-style-name="P89" svg:x1="1.225cm" svg:y1="0.174cm" svg:x2="2.934cm" svg:y2="0.174cm"><text:p/></draw:line></text:p>
            <text:p text:style-name="P21"/>
            <text:p text:style-name="P21"/>
          </table:table-cell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1"><draw:custom-shape text:anchor-type="paragraph" draw:z-index="63" draw:name="Forme1" draw:style-name="gr1" draw:text-style-name="P88" svg:width="0.712cm" svg:height="0.745cm" svg:x="2.835cm" svg:y="3.641cm"><text:p text:style-name="P87"><text:span text:style-name="T60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Forme1" draw:style-name="gr1" draw:text-style-name="P88" svg:width="0.712cm" svg:height="0.745cm" svg:x="0.416cm" svg:y="3.641cm"><text:p text:style-name="P87"><text:span text:style-name="T60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name="Forme1" draw:style-name="gr1" draw:text-style-name="P88" svg:width="0.712cm" svg:height="0.745cm" svg:x="2.835cm" svg:y="0.898cm"><text:p text:style-name="P87"><text:span text:style-name="T60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6" draw:name="Forme2" draw:style-name="gr4" draw:text-style-name="P89" svg:x1="1.127cm" svg:y1="4.012cm" svg:x2="2.836cm" svg:y2="4.012cm"><text:p/></draw:line><draw:line text:anchor-type="paragraph" draw:z-index="67" draw:name="Forme2" draw:style-name="gr4" draw:text-style-name="P89" svg:x1="3.183cm" svg:y1="1.629cm" svg:x2="3.183cm" svg:y2="3.64cm"><text:p/></draw:line><draw:custom-shape text:anchor-type="paragraph" draw:z-index="68" draw:name="Forme1" draw:style-name="gr1" draw:text-style-name="P88" svg:width="0.712cm" svg:height="0.745cm" svg:x="0.416cm" svg:y="0.914cm"><text:p text:style-name="P87"><text:span text:style-name="T60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9" draw:name="Forme2" draw:style-name="gr4" draw:text-style-name="P89" svg:x1="1.127cm" svg:y1="1.314cm" svg:x2="2.836cm" svg:y2="1.314cm"><text:p/></draw:line><draw:line text:anchor-type="paragraph" draw:z-index="70" draw:name="Forme2" draw:style-name="gr2" draw:text-style-name="P89" svg:x1="0.764cm" svg:y1="1.629cm" svg:x2="0.764cm" svg:y2="3.64cm"><text:p/></draw:line><draw:line text:anchor-type="paragraph" draw:z-index="71" draw:name="Forme2" draw:style-name="gr2" draw:text-style-name="P89" svg:x1="0.985cm" svg:y1="1.568cm" svg:x2="2.961cm" svg:y2="3.713cm"><text:p/></draw:line></text:p>
          </table:table-cell>
          <table:table-cell table:style-name="Tableau2.D2" office:value-type="string">
            <text:p text:style-name="P21"/>
          </table:table-cell>
        </table:table-row>
        <table:table-row>
          <table:table-cell table:style-name="Tableau2.A2" office:value-type="string">
            <text:p text:style-name="P24">(0,2),(0,3),(1,3)</text:p>
          </table:table-cell>
          <table:table-cell table:style-name="Tableau2.A2" office:value-type="string">
            <text:p text:style-name="P24">(0,3),(1,2),(1,3)</text:p>
          </table:table-cell>
          <table:table-cell table:style-name="Tableau2.A2" office:value-type="string">
            <text:p text:style-name="P24">(0,2),(1,2),(1,3)</text:p>
          </table:table-cell>
          <table:table-cell table:style-name="Tableau2.D2" office:value-type="string">
            <text:p text:style-name="P24">(0,2),(0,3),(1,2)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soft-page-break/>Q3)</text:h>
      <text:p text:style-name="P3"/>
      <text:p text:style-name="P3"><text:s/>Le<text:span text:style-name="T50">s</text:span> résultat de l’exécution de l'algorithme de Kruskal un million de fois sur le graphe G1 </text:p>
      <text:p text:style-name="P3">(résultat obtenu par notre class Statistique qui lance l ‘<text:span text:style-name="T40">Algorithme</text:span> un million de fois et calcule la probabilité de chaque arbre couvrante ) :</text:p>
      <text:p text:style-name="P3"/>
      <text:p text:style-name="P3"><draw:custom-shape text:anchor-type="paragraph" draw:z-index="177" draw:name="Forme12" draw:style-name="gr13" draw:text-style-name="P97" svg:width="16.934cm" svg:height="8.467cm" svg:x="-0.18cm" svg:y="0.053cm"><text:p/><draw:enhanced-geometry svg:viewBox="0 0 21600 21600" draw:path-stretchpoint-x="10800" draw:path-stretchpoint-y="10800" draw:text-areas="?f3 ?f4 ?f5 ?f6" draw:type="round-rectangle" draw:modifiers="1619.662570297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6">////////////////////////////// Analyse d'Algo de Kruskal //////////////////////////</text:p>
      <text:p text:style-name="P86">les résultat de lancement d'algo 1000000 fois sur le meme graphe </text:p>
      <text:p text:style-name="P86">temps d'execution moyenne :0.001064000000000000</text:p>
      <text:p text:style-name="P86">la probabilité moyenne des arbre :0.125</text:p>
      <text:p text:style-name="P86">la variance des probabilité des arbre <text:s/>:0.125</text:p>
      <text:p text:style-name="P86">ecart-type des probabilité des arbre <text:s/>:0.3535533905932738</text:p>
      <text:p text:style-name="P86"><text:s text:c="2"/>num <text:s text:c="15"/>arbre <text:s text:c="20"/>nombre d'occurence <text:s text:c="9"/>probabilité <text:s/></text:p>
      <text:p text:style-name="P86"><text:s text:c="3"/>1) <text:s text:c="9"/>0--2 <text:s/>1--3 <text:s/>1--2 <text:s text:c="20"/>116653 <text:s text:c="17"/>0.116653</text:p>
      <text:p text:style-name="P86"><text:s text:c="3"/>2) <text:s text:c="9"/>0--3 <text:s/>0--2 <text:s/>1--3 <text:s text:c="20"/>116512 <text:s text:c="17"/>0.116512</text:p>
      <text:p text:style-name="P86"><text:s text:c="3"/>3) <text:s text:c="9"/>1--3 <text:span text:style-name="T58"><text:s/>0--1 </text:span><text:s/>1--2 <text:s text:c="20"/>133055 <text:s text:c="17"/><text:span text:style-name="T5">0.133055</text:span></text:p>
      <text:p text:style-name="P86"><text:s text:c="3"/>4) <text:s text:c="9"/>0--3 <text:s/>1--2 <text:s/><text:span text:style-name="T58">0--1</text:span> <text:s text:c="20"/>133221 <text:s text:c="17"/><text:span text:style-name="T5">0.133221</text:span></text:p>
      <text:p text:style-name="P86"><text:s text:c="3"/>5) <text:s text:c="9"/>0--2 <text:s/>0--3 <text:s/><text:span text:style-name="T58">0--1</text:span> <text:s text:c="20"/>133418 <text:s text:c="17"/><text:span text:style-name="T5">0.133418</text:span></text:p>
      <text:p text:style-name="P86"><text:s text:c="3"/>6) <text:s text:c="9"/>1--2 <text:s/>1--3 <text:s/>0--3 <text:s text:c="20"/>116874 <text:s text:c="17"/>0.116874</text:p>
      <text:p text:style-name="P86"><text:s text:c="3"/>7) <text:s text:c="9"/><text:span text:style-name="T58">0--1</text:span> <text:s/>0--2 <text:s/>1--3 <text:s text:c="20"/>133067 <text:s text:c="17"/><text:span text:style-name="T5">0.133067</text:span></text:p>
      <text:p text:style-name="P86"><text:s text:c="3"/>8) <text:s text:c="9"/>0--3 <text:s/>0--2 <text:s/>1--2 <text:s text:c="20"/>117200 <text:s text:c="17"/>0.1172</text:p>
      <text:p text:style-name="P3"/>
      <text:p text:style-name="P3"/>
      <text:p text:style-name="P61"/>
      <text:p text:style-name="P61">- on remarque que la probabilité d'apparaître pour les arbre qui contient l’arrête (0,1) <text:span text:style-name="T40">[</text:span> l’arbre <text:span text:style-name="T59">3</text:span>,<text:span text:style-name="T59">4</text:span>,<text:span text:style-name="T59">5</text:span>,7 <text:span text:style-name="T40">] </text:span>est plus élevé par rapport à les qui ne contient pas l’arrête (0,1) <text:span text:style-name="T40">[</text:span> l’arbre <text:span text:style-name="T40">1</text:span>,<text:span text:style-name="T59">2</text:span>,<text:span text:style-name="T59">6</text:span>,<text:span text:style-name="T40">8</text:span> <text:span text:style-name="T40">] </text:span>.</text:p>
      <text:p text:style-name="P4">-la valeur de variance des probabilité est élevé ( loin de 0 ) car les probabilité sont loin a sa moyenne.</text:p>
      <text:p text:style-name="P4">-alors les arbre ayons des probabilité différente d'apparaître et cette <text:span text:style-name="T8">différence est remarquable ( importante ).</text:span> </text:p>
      <text:h text:style-name="Heading_20_2" text:outline-level="2">Q4)</text:h>
      <text:h text:style-name="Heading_20_3" text:outline-level="3">on va commencer par des définition (notation) :</text:h>
      <text:p text:style-name="P5"><text:span text:style-name="T54">A1 </text:span>: ensemble ( partition ) des arbre <text:span text:style-name="T46">qui contient l’arrête (0,1)</text:span> .</text:p>
      <text:p text:style-name="P5"/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26"><draw:custom-shape text:anchor-type="paragraph" draw:z-index="81" draw:name="Forme1" draw:style-name="gr1" draw:text-style-name="P88" svg:width="0.712cm" svg:height="0.745cm" svg:x="7.163cm" svg:y="3.593cm"><text:p text:style-name="P87"><text:span text:style-name="T60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name="Forme1" draw:style-name="gr1" draw:text-style-name="P88" svg:width="0.712cm" svg:height="0.745cm" svg:x="4.745cm" svg:y="3.593cm"><text:p text:style-name="P87"><text:span text:style-name="T60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name="Forme1" draw:style-name="gr1" draw:text-style-name="P88" svg:width="0.712cm" svg:height="0.745cm" svg:x="7.163cm" svg:y="0.85cm"><text:p text:style-name="P87"><text:span text:style-name="T60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4" draw:name="Forme2" draw:style-name="gr4" draw:text-style-name="P89" svg:x1="5.455cm" svg:y1="3.964cm" svg:x2="7.164cm" svg:y2="3.964cm"><text:p/></draw:line><draw:line text:anchor-type="paragraph" draw:z-index="85" draw:name="Forme2" draw:style-name="gr4" draw:text-style-name="P89" svg:x1="7.511cm" svg:y1="1.582cm" svg:x2="7.511cm" svg:y2="3.593cm"><text:p/></draw:line><draw:custom-shape text:anchor-type="paragraph" draw:z-index="86" draw:name="Forme1" draw:style-name="gr1" draw:text-style-name="P88" svg:width="0.712cm" svg:height="0.745cm" svg:x="4.745cm" svg:y="0.866cm"><text:p text:style-name="P87"><text:span text:style-name="T60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7" draw:name="Forme2" draw:style-name="gr2" draw:text-style-name="P89" svg:x1="5.455cm" svg:y1="1.267cm" svg:x2="7.164cm" svg:y2="1.267cm"><text:p/></draw:line><draw:line text:anchor-type="paragraph" draw:z-index="88" draw:name="Forme2" draw:style-name="gr2" draw:text-style-name="P89" svg:x1="5.093cm" svg:y1="1.582cm" svg:x2="5.093cm" svg:y2="3.593cm"><text:p/></draw:line><draw:line text:anchor-type="paragraph" draw:z-index="89" draw:name="Forme2" draw:style-name="gr4" draw:text-style-name="P89" svg:x1="5.313cm" svg:y1="1.52cm" svg:x2="7.289cm" svg:y2="3.665cm"><text:p/></draw:line><draw:custom-shape text:anchor-type="paragraph" draw:z-index="90" draw:name="Forme1" draw:style-name="gr1" draw:text-style-name="P88" svg:width="0.712cm" svg:height="0.745cm" svg:x="15.607cm" svg:y="3.694cm"><text:p text:style-name="P87"><text:span text:style-name="T60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name="Forme1" draw:style-name="gr1" draw:text-style-name="P88" svg:width="0.712cm" svg:height="0.745cm" svg:x="13.189cm" svg:y="3.694cm"><text:p text:style-name="P87"><text:span text:style-name="T60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name="Forme1" draw:style-name="gr1" draw:text-style-name="P88" svg:width="0.712cm" svg:height="0.745cm" svg:x="15.607cm" svg:y="0.951cm"><text:p text:style-name="P87"><text:span text:style-name="T60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3" draw:name="Forme2" draw:style-name="gr4" draw:text-style-name="P89" svg:x1="13.899cm" svg:y1="4.065cm" svg:x2="15.608cm" svg:y2="4.065cm"><text:p/></draw:line><draw:line text:anchor-type="paragraph" draw:z-index="94" draw:name="Forme2" draw:style-name="gr2" draw:text-style-name="P89" svg:x1="15.955cm" svg:y1="1.682cm" svg:x2="15.955cm" svg:y2="3.693cm"><text:p/></draw:line><draw:custom-shape text:anchor-type="paragraph" draw:z-index="95" draw:name="Forme1" draw:style-name="gr1" draw:text-style-name="P88" svg:width="0.712cm" svg:height="0.745cm" svg:x="13.189cm" svg:y="0.967cm"><text:p text:style-name="P87"><text:span text:style-name="T60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6" draw:name="Forme2" draw:style-name="gr4" draw:text-style-name="P89" svg:x1="13.899cm" svg:y1="1.367cm" svg:x2="15.608cm" svg:y2="1.367cm"><text:p/></draw:line><draw:line text:anchor-type="paragraph" draw:z-index="97" draw:name="Forme2" draw:style-name="gr2" draw:text-style-name="P89" svg:x1="13.536cm" svg:y1="1.682cm" svg:x2="13.536cm" svg:y2="3.693cm"><text:p/></draw:line><draw:line text:anchor-type="paragraph" draw:z-index="98" draw:name="Forme2" draw:style-name="gr4" draw:text-style-name="P89" svg:x1="13.757cm" svg:y1="1.621cm" svg:x2="15.733cm" svg:y2="3.766cm"><text:p/></draw:line></text:p>
            <text:p text:style-name="P26"><draw:custom-shape text:anchor-type="paragraph" draw:z-index="74" draw:name="Forme1" draw:style-name="gr1" draw:text-style-name="P88" svg:width="0.712cm" svg:height="0.745cm" svg:x="2.933cm" svg:y="0.467cm"><text:p text:style-name="P87"><text:span text:style-name="T60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name="Forme1" draw:style-name="gr1" draw:text-style-name="P88" svg:width="0.712cm" svg:height="0.745cm" svg:x="0.515cm" svg:y="0.483cm"><text:p text:style-name="P87"><text:span text:style-name="T60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6"><draw:line text:anchor-type="paragraph" draw:z-index="78" draw:name="Forme2" draw:style-name="gr3" draw:text-style-name="P90" svg:x1="1.225cm" svg:y1="0.397cm" svg:x2="2.934cm" svg:y2="0.397cm"><text:p/></draw:line></text:p>
            <text:p text:style-name="P26"><draw:line text:anchor-type="paragraph" draw:z-index="76" draw:name="Forme2" draw:style-name="gr2" draw:text-style-name="P89" svg:x1="3.282cm" svg:y1="0.225cm" svg:x2="3.282cm" svg:y2="2.236cm"><text:p/></draw:line><draw:line text:anchor-type="paragraph" draw:z-index="79" draw:name="Forme2" draw:style-name="gr4" draw:text-style-name="P89" svg:x1="0.863cm" svg:y1="0.225cm" svg:x2="0.863cm" svg:y2="2.236cm"><text:p/></draw:line><draw:line text:anchor-type="paragraph" draw:z-index="80" draw:name="Forme2" draw:style-name="gr5" draw:text-style-name="P91" svg:x1="1.084cm" svg:y1="0.164cm" svg:x2="3.06cm" svg:y2="2.309cm"><text:p/></draw:line></text:p>
            <text:p text:style-name="P26"/>
            <text:p text:style-name="P26"/>
            <text:p text:style-name="P26"/>
            <text:p text:style-name="P26"><draw:custom-shape text:anchor-type="paragraph" draw:z-index="72" draw:name="Forme1" draw:style-name="gr1" draw:text-style-name="P88" svg:width="0.712cm" svg:height="0.745cm" svg:x="2.933cm" svg:y="0.289cm"><text:p text:style-name="P87"><text:span text:style-name="T60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name="Forme1" draw:style-name="gr1" draw:text-style-name="P88" svg:width="0.712cm" svg:height="0.745cm" svg:x="0.515cm" svg:y="0.289cm"><text:p text:style-name="P87"><text:span text:style-name="T60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6"><draw:line text:anchor-type="paragraph" draw:z-index="75" draw:name="Forme2" draw:style-name="gr2" draw:text-style-name="P89" svg:x1="1.225cm" svg:y1="0.174cm" svg:x2="2.934cm" svg:y2="0.174cm"><text:p/></draw:line></text:p>
            <text:p text:style-name="P26"/>
            <text:p text:style-name="P26"/>
          </table:table-cell>
          <table:table-cell table:style-name="Tableau3.A1" office:value-type="string">
            <text:p text:style-name="P26"/>
          </table:table-cell>
          <table:table-cell table:style-name="Tableau3.A1" office:value-type="string">
            <text:p text:style-name="P26"><draw:custom-shape text:anchor-type="paragraph" draw:z-index="99" draw:name="Forme1" draw:style-name="gr1" draw:text-style-name="P88" svg:width="0.712cm" svg:height="0.745cm" svg:x="2.835cm" svg:y="3.641cm"><text:p text:style-name="P87"><text:span text:style-name="T60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" draw:name="Forme1" draw:style-name="gr1" draw:text-style-name="P88" svg:width="0.712cm" svg:height="0.745cm" svg:x="0.416cm" svg:y="3.641cm"><text:p text:style-name="P87"><text:span text:style-name="T60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" draw:name="Forme1" draw:style-name="gr1" draw:text-style-name="P88" svg:width="0.712cm" svg:height="0.745cm" svg:x="2.835cm" svg:y="0.898cm"><text:p text:style-name="P87"><text:span text:style-name="T60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2" draw:name="Forme2" draw:style-name="gr2" draw:text-style-name="P89" svg:x1="1.127cm" svg:y1="4.012cm" svg:x2="2.836cm" svg:y2="4.012cm"><text:p/></draw:line><draw:line text:anchor-type="paragraph" draw:z-index="103" draw:name="Forme2" draw:style-name="gr4" draw:text-style-name="P89" svg:x1="3.183cm" svg:y1="1.629cm" svg:x2="3.183cm" svg:y2="3.64cm"><text:p/></draw:line><draw:custom-shape text:anchor-type="paragraph" draw:z-index="104" draw:name="Forme1" draw:style-name="gr1" draw:text-style-name="P88" svg:width="0.712cm" svg:height="0.745cm" svg:x="0.416cm" svg:y="0.914cm"><text:p text:style-name="P87"><text:span text:style-name="T60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5" draw:name="Forme2" draw:style-name="gr2" draw:text-style-name="P89" svg:x1="1.127cm" svg:y1="1.314cm" svg:x2="2.836cm" svg:y2="1.314cm"><text:p/></draw:line><draw:line text:anchor-type="paragraph" draw:z-index="106" draw:name="Forme2" draw:style-name="gr4" draw:text-style-name="P89" svg:x1="0.764cm" svg:y1="1.629cm" svg:x2="0.764cm" svg:y2="3.64cm"><text:p/></draw:line><draw:line text:anchor-type="paragraph" draw:z-index="107" draw:name="Forme2" draw:style-name="gr4" draw:text-style-name="P89" svg:x1="0.985cm" svg:y1="1.568cm" svg:x2="2.961cm" svg:y2="3.713cm"><text:p/></draw:line></text:p>
          </table:table-cell>
          <table:table-cell table:style-name="Tableau3.D1" office:value-type="string">
            <text:p text:style-name="P26"/>
          </table:table-cell>
        </table:table-row>
        <table:table-row>
          <table:table-cell table:style-name="Tableau3.A2" office:value-type="string">
            <text:p text:style-name="P23">(0,1) ,(0,2),(0,3)</text:p>
          </table:table-cell>
          <table:table-cell table:style-name="Tableau3.A2" office:value-type="string">
            <text:p text:style-name="P23">(0,1) ,(1,2),(1,3)</text:p>
          </table:table-cell>
          <table:table-cell table:style-name="Tableau3.A2" office:value-type="string">
            <text:p text:style-name="P23">(0,1) ,(0,3),(1,2)</text:p>
          </table:table-cell>
          <table:table-cell table:style-name="Tableau3.D2" office:value-type="string">
            <text:p text:style-name="P23">(0,1) ,(0,2),(1,3</text:p>
          </table:table-cell>
        </table:table-row>
      </table:table>
      <text:p text:style-name="P5"><text:soft-page-break/><text:span text:style-name="T54">A2</text:span> : ensemble ( partition ) des arbre <text:span text:style-name="T46">qui ne contient pas l’arrête (0,1) .</text:span></text:p>
      <text:p text:style-name="P5"/>
      <text:p text:style-name="P5"/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P26"><draw:custom-shape text:anchor-type="paragraph" draw:z-index="117" draw:name="Forme1" draw:style-name="gr1" draw:text-style-name="P88" svg:width="0.712cm" svg:height="0.745cm" svg:x="7.163cm" svg:y="3.593cm"><text:p text:style-name="P87"><text:span text:style-name="T60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" draw:name="Forme1" draw:style-name="gr1" draw:text-style-name="P88" svg:width="0.712cm" svg:height="0.745cm" svg:x="4.745cm" svg:y="3.593cm"><text:p text:style-name="P87"><text:span text:style-name="T60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name="Forme1" draw:style-name="gr1" draw:text-style-name="P88" svg:width="0.712cm" svg:height="0.745cm" svg:x="7.163cm" svg:y="0.85cm"><text:p text:style-name="P87"><text:span text:style-name="T60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0" draw:name="Forme2" draw:style-name="gr4" draw:text-style-name="P89" svg:x1="5.455cm" svg:y1="3.964cm" svg:x2="7.164cm" svg:y2="3.964cm"><text:p/></draw:line><draw:line text:anchor-type="paragraph" draw:z-index="121" draw:name="Forme2" draw:style-name="gr4" draw:text-style-name="P89" svg:x1="7.511cm" svg:y1="1.582cm" svg:x2="7.511cm" svg:y2="3.593cm"><text:p/></draw:line><draw:custom-shape text:anchor-type="paragraph" draw:z-index="122" draw:name="Forme1" draw:style-name="gr1" draw:text-style-name="P88" svg:width="0.712cm" svg:height="0.745cm" svg:x="4.745cm" svg:y="0.866cm"><text:p text:style-name="P87"><text:span text:style-name="T60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3" draw:name="Forme2" draw:style-name="gr2" draw:text-style-name="P89" svg:x1="5.455cm" svg:y1="1.267cm" svg:x2="7.164cm" svg:y2="1.267cm"><text:p/></draw:line><draw:line text:anchor-type="paragraph" draw:z-index="124" draw:name="Forme2" draw:style-name="gr4" draw:text-style-name="P89" svg:x1="5.093cm" svg:y1="1.582cm" svg:x2="5.093cm" svg:y2="3.593cm"><text:p/></draw:line><draw:line text:anchor-type="paragraph" draw:z-index="125" draw:name="Forme2" draw:style-name="gr2" draw:text-style-name="P89" svg:x1="5.313cm" svg:y1="1.52cm" svg:x2="7.289cm" svg:y2="3.665cm"><text:p/></draw:line><draw:custom-shape text:anchor-type="paragraph" draw:z-index="126" draw:name="Forme1" draw:style-name="gr1" draw:text-style-name="P88" svg:width="0.712cm" svg:height="0.745cm" svg:x="15.607cm" svg:y="3.694cm"><text:p text:style-name="P87"><text:span text:style-name="T60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name="Forme1" draw:style-name="gr1" draw:text-style-name="P88" svg:width="0.712cm" svg:height="0.745cm" svg:x="13.189cm" svg:y="3.694cm"><text:p text:style-name="P87"><text:span text:style-name="T60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" draw:name="Forme1" draw:style-name="gr1" draw:text-style-name="P88" svg:width="0.712cm" svg:height="0.745cm" svg:x="15.607cm" svg:y="0.951cm"><text:p text:style-name="P87"><text:span text:style-name="T60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9" draw:name="Forme2" draw:style-name="gr2" draw:text-style-name="P89" svg:x1="13.899cm" svg:y1="4.065cm" svg:x2="15.608cm" svg:y2="4.065cm"><text:p/></draw:line><draw:line text:anchor-type="paragraph" draw:z-index="130" draw:name="Forme2" draw:style-name="gr4" draw:text-style-name="P89" svg:x1="15.955cm" svg:y1="1.682cm" svg:x2="15.955cm" svg:y2="3.693cm"><text:p/></draw:line><draw:custom-shape text:anchor-type="paragraph" draw:z-index="131" draw:name="Forme1" draw:style-name="gr1" draw:text-style-name="P88" svg:width="0.712cm" svg:height="0.745cm" svg:x="13.189cm" svg:y="0.967cm"><text:p text:style-name="P87"><text:span text:style-name="T60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2" draw:name="Forme2" draw:style-name="gr4" draw:text-style-name="P89" svg:x1="13.899cm" svg:y1="1.367cm" svg:x2="15.608cm" svg:y2="1.367cm"><text:p/></draw:line><draw:line text:anchor-type="paragraph" draw:z-index="133" draw:name="Forme2" draw:style-name="gr4" draw:text-style-name="P89" svg:x1="13.536cm" svg:y1="1.682cm" svg:x2="13.536cm" svg:y2="3.693cm"><text:p/></draw:line><draw:line text:anchor-type="paragraph" draw:z-index="134" draw:name="Forme2" draw:style-name="gr2" draw:text-style-name="P89" svg:x1="13.757cm" svg:y1="1.621cm" svg:x2="15.733cm" svg:y2="3.766cm"><text:p/></draw:line></text:p>
            <text:p text:style-name="P26"><draw:custom-shape text:anchor-type="paragraph" draw:z-index="110" draw:name="Forme1" draw:style-name="gr1" draw:text-style-name="P88" svg:width="0.712cm" svg:height="0.745cm" svg:x="2.933cm" svg:y="0.467cm"><text:p text:style-name="P87"><text:span text:style-name="T60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name="Forme1" draw:style-name="gr1" draw:text-style-name="P88" svg:width="0.712cm" svg:height="0.745cm" svg:x="0.515cm" svg:y="0.483cm"><text:p text:style-name="P87"><text:span text:style-name="T60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6"><draw:line text:anchor-type="paragraph" draw:z-index="114" draw:name="Forme2" draw:style-name="gr4" draw:text-style-name="P89" svg:x1="1.225cm" svg:y1="0.397cm" svg:x2="2.934cm" svg:y2="0.397cm"><text:p/></draw:line></text:p>
            <text:p text:style-name="P26"><draw:line text:anchor-type="paragraph" draw:z-index="112" draw:name="Forme2" draw:style-name="gr2" draw:text-style-name="P89" svg:x1="3.282cm" svg:y1="0.225cm" svg:x2="3.282cm" svg:y2="2.236cm"><text:p/></draw:line><draw:line text:anchor-type="paragraph" draw:z-index="115" draw:name="Forme2" draw:style-name="gr4" draw:text-style-name="P89" svg:x1="0.863cm" svg:y1="0.225cm" svg:x2="0.863cm" svg:y2="2.236cm"><text:p/></draw:line><draw:line text:anchor-type="paragraph" draw:z-index="116" draw:name="Forme2" draw:style-name="gr2" draw:text-style-name="P89" svg:x1="1.084cm" svg:y1="0.164cm" svg:x2="3.06cm" svg:y2="2.309cm"><text:p/></draw:line></text:p>
            <text:p text:style-name="P26"/>
            <text:p text:style-name="P26"/>
            <text:p text:style-name="P26"/>
            <text:p text:style-name="P26"><draw:custom-shape text:anchor-type="paragraph" draw:z-index="108" draw:name="Forme1" draw:style-name="gr1" draw:text-style-name="P88" svg:width="0.712cm" svg:height="0.745cm" svg:x="2.933cm" svg:y="0.289cm"><text:p text:style-name="P87"><text:span text:style-name="T60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name="Forme1" draw:style-name="gr1" draw:text-style-name="P88" svg:width="0.712cm" svg:height="0.745cm" svg:x="0.515cm" svg:y="0.289cm"><text:p text:style-name="P87"><text:span text:style-name="T60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6"><draw:line text:anchor-type="paragraph" draw:z-index="111" draw:name="Forme2" draw:style-name="gr4" draw:text-style-name="P89" svg:x1="1.225cm" svg:y1="0.174cm" svg:x2="2.934cm" svg:y2="0.174cm"><text:p/></draw:line></text:p>
            <text:p text:style-name="P26"/>
            <text:p text:style-name="P26"/>
          </table:table-cell>
          <table:table-cell table:style-name="Tableau4.A1" office:value-type="string">
            <text:p text:style-name="P26"/>
          </table:table-cell>
          <table:table-cell table:style-name="Tableau4.A1" office:value-type="string">
            <text:p text:style-name="P26"><draw:custom-shape text:anchor-type="paragraph" draw:z-index="135" draw:name="Forme1" draw:style-name="gr1" draw:text-style-name="P88" svg:width="0.712cm" svg:height="0.745cm" svg:x="2.835cm" svg:y="3.641cm"><text:p text:style-name="P87"><text:span text:style-name="T60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" draw:name="Forme1" draw:style-name="gr1" draw:text-style-name="P88" svg:width="0.712cm" svg:height="0.745cm" svg:x="0.416cm" svg:y="3.641cm"><text:p text:style-name="P87"><text:span text:style-name="T60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7" draw:name="Forme1" draw:style-name="gr1" draw:text-style-name="P88" svg:width="0.712cm" svg:height="0.745cm" svg:x="2.835cm" svg:y="0.898cm"><text:p text:style-name="P87"><text:span text:style-name="T60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8" draw:name="Forme2" draw:style-name="gr4" draw:text-style-name="P89" svg:x1="1.127cm" svg:y1="4.012cm" svg:x2="2.836cm" svg:y2="4.012cm"><text:p/></draw:line><draw:line text:anchor-type="paragraph" draw:z-index="139" draw:name="Forme2" draw:style-name="gr4" draw:text-style-name="P89" svg:x1="3.183cm" svg:y1="1.629cm" svg:x2="3.183cm" svg:y2="3.64cm"><text:p/></draw:line><draw:custom-shape text:anchor-type="paragraph" draw:z-index="140" draw:name="Forme1" draw:style-name="gr1" draw:text-style-name="P88" svg:width="0.712cm" svg:height="0.745cm" svg:x="0.416cm" svg:y="0.914cm"><text:p text:style-name="P87"><text:span text:style-name="T60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1" draw:name="Forme2" draw:style-name="gr4" draw:text-style-name="P89" svg:x1="1.127cm" svg:y1="1.314cm" svg:x2="2.836cm" svg:y2="1.314cm"><text:p/></draw:line><draw:line text:anchor-type="paragraph" draw:z-index="142" draw:name="Forme2" draw:style-name="gr2" draw:text-style-name="P89" svg:x1="0.764cm" svg:y1="1.629cm" svg:x2="0.764cm" svg:y2="3.64cm"><text:p/></draw:line><draw:line text:anchor-type="paragraph" draw:z-index="143" draw:name="Forme2" draw:style-name="gr2" draw:text-style-name="P89" svg:x1="0.985cm" svg:y1="1.568cm" svg:x2="2.961cm" svg:y2="3.713cm"><text:p/></draw:line></text:p>
          </table:table-cell>
          <table:table-cell table:style-name="Tableau4.D1" office:value-type="string">
            <text:p text:style-name="P26"/>
          </table:table-cell>
        </table:table-row>
        <table:table-row>
          <table:table-cell table:style-name="Tableau4.A2" office:value-type="string">
            <text:p text:style-name="P25">(0,2),(0,3),(1,3)</text:p>
          </table:table-cell>
          <table:table-cell table:style-name="Tableau4.A2" office:value-type="string">
            <text:p text:style-name="P25">(0,3),(1,2),(1,3)</text:p>
          </table:table-cell>
          <table:table-cell table:style-name="Tableau4.A2" office:value-type="string">
            <text:p text:style-name="P25">(0,2),(1,2),(1,3)</text:p>
          </table:table-cell>
          <table:table-cell table:style-name="Tableau4.D2" office:value-type="string">
            <text:p text:style-name="P25">(0,2),(0,3),(1,2)</text:p>
          </table:table-cell>
        </table:table-row>
      </table:table>
      <text:p text:style-name="P6"/>
      <text:p text:style-name="P6"><text:span text:style-name="T53">A</text:span><text:span text:style-name="T8"> : l’ensemble globale ( domaine d’étude ) qui contient les 8 arbre couvrante, A=A1</text:span><text:span text:style-name="T9">∪</text:span><text:span text:style-name="T10">A2 .</text:span><text:span text:style-name="T8"> </text:span></text:p>
      <text:p text:style-name="P6"/>
      <text:p text:style-name="P31"><text:span text:style-name="T54">P(S)</text:span>:la probabilité que l’arbre couvrante calculer par Algo de Kruskal appartient a l’ensemble S .</text:p>
      <text:p text:style-name="P31"/>
      <text:p text:style-name="P10"><text:span text:style-name="T54">Ord(a)</text:span>:</text:p>
      <text:p text:style-name="P10"><text:s text:c="3"/>-après l’étape de mélange les arrête ayons un ordre , Ord(a) c’est l’ordre de l’arrête a (l’indice )  .</text:p>
      <text:p text:style-name="P10"><text:s text:c="3"/>-exemple :</text:p>
      <text:p text:style-name="P10"><text:s text:c="7"/>après l’étape de mélange : <text:span text:style-name="T56">[ (0,3),</text:span>(0,2)<text:span text:style-name="T3">,(1,2),(1,3) ]  </text:span></text:p>
      <text:p text:style-name="P10"><text:s text:c="7"/>Ord( (1,2) ) =  3 , Ord(0,3) =1 , Ord ((1,3)) =4 </text:p>
      <text:p text:style-name="P10"/>
      <text:p text:style-name="P84">Pr(<text:span text:style-name="T37">{</text:span>A1,A2,….,An<text:span text:style-name="T37">}</text:span>):</text:p>
      <text:p text:style-name="P8">-le nombre de permutation possible des arrête A1...An <text:s/>.</text:p>
      <text:p text:style-name="P7"><text:span text:style-name="T38">-e</text:span>xemple :</text:p>
      <text:p text:style-name="P9"><text:s text:c="6"/>S={<text:span text:style-name="T36">(0,1),(0,2</text:span>)}</text:p>
      <text:p text:style-name="P7"><text:s text:c="6"/>Pr(<text:span text:style-name="T37">S)=2 !=2*1=2</text:span></text:p>
      <text:p text:style-name="P7"><text:span text:style-name="T37"><text:s text:c="6"/>on a 2 possibilité [ </text:span>(0,1),(0,2<text:span text:style-name="T37">) ] <text:s/></text:span>, <text:span text:style-name="T37">[ </text:span>(0,2<text:span text:style-name="T37">) , </text:span>(0,1) <text:span text:style-name="T37">] </text:span></text:p>
      <text:h text:style-name="Heading_20_3" text:outline-level="3">preuve :</text:h>
      <text:p text:style-name="P67"><text:span text:style-name="T39">pour prouver que les arbre couvrante n'ont pas tous la même probabilité d'apparaître</text:span><text:span text:style-name="T47"> il suffit de prouver que P(A1) </text:span><text:span text:style-name="T22">≠ </text:span><text:span text:style-name="T23">P(A2)</text:span><text:span text:style-name="T11"> , car card(A1) =card(A2) =4 alors si touts les arbre ayons <text:s/>la même probabilité d'apparaître <text:s/>P(A1)=P(A2)=1/2.</text:span></text:p>
      <text:p text:style-name="P32"/>
      <text:list xml:id="list7117294795483260114" text:style-name="L2">
        <text:list-item>
          <text:p text:style-name="P58"><text:span text:style-name="T11">on commence par calcule de P(A2) la probabilité que l’arbre appartient a A</text:span><text:span text:style-name="T21">2 </text:span><text:span text:style-name="T11">o</text:span><text:span text:style-name="T14">n a 3 cas  :</text:span></text:p>
          <text:p text:style-name="P34"/>
        </text:list-item>
      </text:list>
      <text:list xml:id="list3648219243127373502" text:style-name="L3">
        <text:list-item>
          <text:p text:style-name="P55"><text:span text:style-name="T14">S</text:span><text:span text:style-name="T9">i Ord((0,1))&lt;</text:span><text:span text:style-name="T12">3 :</text:span></text:p>
        </text:list-item>
      </text:list>
      <text:p text:style-name="P37"><draw:custom-shape text:anchor-type="paragraph" draw:z-index="148" draw:name="Forme1" draw:style-name="gr7" draw:text-style-name="P88" svg:width="0.712cm" svg:height="0.745cm" svg:x="12.106cm" svg:y="0.185cm"><text:p text:style-name="P87"><text:span text:style-name="T60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3" draw:name="Forme1" draw:style-name="gr1" draw:text-style-name="P88" svg:width="0.712cm" svg:height="0.745cm" svg:x="14.485cm" svg:y="0.088cm"><text:p text:style-name="P87"><text:span text:style-name="T60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><draw:line text:anchor-type="paragraph" draw:z-index="147" draw:name="Forme2" draw:style-name="gr6" draw:text-style-name="P89" svg:x1="14.872cm" svg:y1="0.407cm" svg:x2="14.872cm" svg:y2="2.418cm"><text:p/></draw:line><draw:line text:anchor-type="paragraph" draw:z-index="149" draw:name="Forme2" draw:style-name="gr6" draw:text-style-name="P89" svg:x1="12.816cm" svg:y1="0.092cm" svg:x2="14.525cm" svg:y2="0.092cm"><text:p/></draw:line><draw:line text:anchor-type="paragraph" draw:z-index="150" draw:name="Forme2" draw:style-name="gr4" draw:text-style-name="P89" svg:x1="12.453cm" svg:y1="0.407cm" svg:x2="12.453cm" svg:y2="2.418cm"><text:p/></draw:line><draw:line text:anchor-type="paragraph" draw:z-index="151" draw:name="Forme2" draw:style-name="gr4" draw:text-style-name="P89" svg:x1="12.674cm" svg:y1="0.346cm" svg:x2="14.65cm" svg:y2="2.491cm"><text:p/></draw:line><draw:line text:anchor-type="paragraph" draw:z-index="152" draw:name="Forme2" draw:style-name="gr6" draw:text-style-name="P89" svg:x1="12.817cm" svg:y1="0.273cm" svg:x2="14.793cm" svg:y2="2.418cm"><text:p/></draw:line><text:span text:style-name="T12">algorithme de </text:span><text:span text:style-name="T10">Kruskal </text:span><text:span text:style-name="T12">va prendre forcément l’arrête (0,1) .</text:span></text:p>
      <text:p text:style-name="P11"><text:span text:style-name="T12">car pour que </text:span><text:span text:style-name="T10">Kruskal </text:span><text:span text:style-name="T12">ne prend pas (0,1) il faut que (0,1) </text:span></text:p>
      <text:p text:style-name="P37">créer un cycle avec les arête déjà choisie et pour faire un</text:p>
      <text:p text:style-name="P37">cycle il faut au moins 2 arrête avant (0,1) , soit </text:p>
      <text:p text:style-name="P11"><draw:custom-shape text:anchor-type="paragraph" draw:z-index="144" draw:name="Forme1" draw:style-name="gr1" draw:text-style-name="P88" svg:width="0.712cm" svg:height="0.745cm" svg:x="14.524cm" svg:y="0.471cm"><text:p text:style-name="P87"><text:span text:style-name="T60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" draw:name="Forme1" draw:style-name="gr1" draw:text-style-name="P88" svg:width="0.712cm" svg:height="0.745cm" svg:x="12.106cm" svg:y="0.471cm"><text:p text:style-name="P87"><text:span text:style-name="T60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12">{(</text:span><text:span text:style-name="T13">0,2),(2,1)} ou {(0,3),{3,1}} avant (0,1)</text:span><text:span text:style-name="T12"> .</text:span><text:span text:style-name="T13">alors </text:span></text:p>
      <text:p text:style-name="P11"><draw:line text:anchor-type="paragraph" draw:z-index="146" draw:name="Forme2" draw:style-name="gr4" draw:text-style-name="P89" svg:x1="12.816cm" svg:y1="0.355cm" svg:x2="14.525cm" svg:y2="0.355cm"><text:p/></draw:line><text:span text:style-name="T13">si <text:s/></text:span><text:span text:style-name="T9">Ord((0,1))&lt;</text:span><text:span text:style-name="T12">3 </text:span><text:span text:style-name="T13">on a 0 chance que l’arbre appartient au A2 .</text:span></text:p>
      <text:p text:style-name="P11"><text:span text:style-name="T13"/></text:p>
      <text:p text:style-name="P11"><text:span text:style-name="T13"/></text:p>
      <text:p text:style-name="P11"><text:span text:style-name="T13"/></text:p>
      <text:list xml:id="list195055487271609" text:continue-numbering="true" text:style-name="L3">
        <text:list-item>
          <text:p text:style-name="P56"><text:soft-page-break/><text:span text:style-name="T9">Si </text:span><text:span text:style-name="T14">Ord( (0,1) )&gt;3 :</text:span></text:p>
        </text:list-item>
      </text:list>
      <text:p text:style-name="P35"/>
      <text:p text:style-name="P12"><text:span text:style-name="T9">dans ce cas l’arbre appartient forcément a A2 ,car </text:span><text:span text:style-name="T12">algorithme de </text:span><text:span text:style-name="T10">Kruskal </text:span><text:span text:style-name="T9">va prendre les 3 premier </text:span></text:p>
      <text:p text:style-name="P36">arrête et ne prend pas (0,1) .</text:p>
      <text:p text:style-name="P36"/>
      <text:p text:style-name="P36">explication :</text:p>
      <text:p text:style-name="P13"><text:span text:style-name="T9">pour faire un cycle avec {(0,2) ,(2,1),(1,3),(3,0)} il faut prendre les 4 arrête </text:span><text:span text:style-name="T15">alors on peut pas faire cycle avec 3 .</text:span></text:p>
      <text:p text:style-name="P13"><text:span text:style-name="T15">si on prend un sous-ensemble </text:span><text:span text:style-name="T9">{(0,2) ,(2,1),(1,3),(3,0)} </text:span><text:span text:style-name="T15">de taille 3 alors ce sous-ensemble contient </text:span></text:p>
      <text:p text:style-name="P14"><text:span text:style-name="T9">forcément soit </text:span><text:span text:style-name="T12">{(</text:span><text:span text:style-name="T13">0,2),(2,1)} ou {(0,3),{3,1}} </text:span><text:span text:style-name="T9">et ça va crée un cycle avec (0,1) alors il est impossible</text:span></text:p>
      <text:p text:style-name="P38">que (0,1) appartient a l’arbre. </text:p>
      <text:p text:style-name="P38"/>
      <text:p text:style-name="P38">La probabilité que ce cas s’arrive :</text:p>
      <text:p text:style-name="P38">ordre possible :</text:p>
      <text:p text:style-name="P14"><text:span text:style-name="T9">[X1 X2 <text:s/>X3 (0,1) X5]  <text:s/>, ord((0,1))=4 <text:s/>, probabilité =</text:span><text:span text:style-name="T16">Pr</text:span><text:span text:style-name="T9">(</text:span><text:span text:style-name="T16">A-{(0,1)})/Pr(A)=(4 !)/(5!)=</text:span><text:span text:style-name="T9">1/</text:span><text:span text:style-name="T16">5</text:span><text:span text:style-name="T9"> </text:span></text:p>
      <text:p text:style-name="P15"><text:span text:style-name="T9">[X1 X2 <text:s/>X3 <text:s/>X5 (0,1)]  , ord((0,1))=</text:span><text:span text:style-name="T16">5 </text:span><text:span text:style-name="T9"><text:s/>, probabilité =</text:span><text:span text:style-name="T16">Pr</text:span><text:span text:style-name="T9">(</text:span><text:span text:style-name="T16">A-{(0,1)})/Pr(A)=(4 !)/(5!)=</text:span><text:span text:style-name="T9">1/</text:span><text:span text:style-name="T16">5</text:span><text:span text:style-name="T9"> </text:span></text:p>
      <text:p text:style-name="P39">la probabilité totale que ce cas s’arrive = 1/5+1/5=2/5.</text:p>
      <text:p text:style-name="P39"/>
      <text:list xml:id="list195055388015510" text:continue-numbering="true" text:style-name="L3">
        <text:list-item>
          <text:p text:style-name="P57"><text:span text:style-name="T9">Si Ord( </text:span><text:span text:style-name="T14">(0,1) </text:span><text:span text:style-name="T9">)=3 :</text:span></text:p>
        </text:list-item>
      </text:list>
      <text:p text:style-name="P40"/>
      <text:p text:style-name="P16"><text:span text:style-name="T9">dans ce cas </text:span><text:span text:style-name="T14">l’arbre appartient a A2 </text:span><text:span text:style-name="T9">ssi les 2 arrête qui sont avant (0,1) crée un cycle avec (0,1) alors l’algorithme ne prend pas (0,1).</text:span></text:p>
      <text:p text:style-name="P41"/>
      <text:p text:style-name="P41">explication :</text:p>
      <text:p text:style-name="P42">[X1 X2 (0,1) X3 X4 ] </text:p>
      <text:p text:style-name="P17"><text:span text:style-name="T17">X1 </text:span><text:span text:style-name="T12">∈ {(</text:span><text:span text:style-name="T13">0,2),(2,1)} </text:span><text:span text:style-name="T17">et X2</text:span><text:span text:style-name="T12">∈ {(</text:span><text:span text:style-name="T13">0,2),(2,1)} </text:span><text:span text:style-name="T18">l’algorithme prend </text:span><text:span text:style-name="T12"> {(</text:span><text:span text:style-name="T13">0,2),(2,1)} </text:span><text:span text:style-name="T18">alors il prend pas (0,1) car il va crée un cycle</text:span><text:span text:style-name="T13"> .</text:span></text:p>
      <text:p text:style-name="P17"><text:span text:style-name="T17">X1 </text:span><text:span text:style-name="T12">∈ </text:span><text:span text:style-name="T13">{(0,3),{3,1}}</text:span><text:span text:style-name="T17">et X2</text:span><text:span text:style-name="T12">∈ </text:span><text:span text:style-name="T13">{(0,3),{3,1}}</text:span><text:span text:style-name="T18">l’algorithme prend </text:span><text:span text:style-name="T12"> </text:span><text:span text:style-name="T13">{(0,3),{3,1}} </text:span><text:span text:style-name="T18">alors il prend pas (0,1) car il va crée un cycle</text:span><text:span text:style-name="T13"> .</text:span></text:p>
      <text:p text:style-name="P43"/>
      <text:p text:style-name="P18"><text:span text:style-name="T13">P</text:span><text:span text:style-name="T9">robabilité  que l’arbre appartient au A2 dans ce cas :</text:span></text:p>
      <text:p text:style-name="P42">[X1 X2 (0,1) X3 X4 ] </text:p>
      <text:p text:style-name="P18"><text:span text:style-name="T9">la probabilité que </text:span><text:span text:style-name="T17">X1 </text:span><text:span text:style-name="T12">∈ {(</text:span><text:span text:style-name="T13">0,2),(2,1)} </text:span><text:span text:style-name="T17">et X2</text:span><text:span text:style-name="T12">∈ {(</text:span><text:span text:style-name="T13">0,2),(2,1)} </text:span><text:span text:style-name="T9">ou </text:span><text:span text:style-name="T17">X1 </text:span><text:span text:style-name="T12">∈ </text:span><text:span text:style-name="T13">{(0,3),{3,1}} </text:span><text:span text:style-name="T17">et X2</text:span><text:span text:style-name="T12">∈ </text:span><text:span text:style-name="T13">{(0,3),{3,1}}.</text:span></text:p>
      <text:p text:style-name="P18"><text:span text:style-name="T13">o</text:span><text:span text:style-name="T9">n va calculer cette probabilité avec les permutation :</text:span></text:p>
      <text:p text:style-name="P44"><draw:line text:anchor-type="paragraph" draw:z-index="170" draw:name="Forme9" draw:style-name="gr11" draw:text-style-name="P87" svg:x1="2.632cm" svg:y1="0.201cm" svg:x2="2.632cm" svg:y2="0.813cm"><text:p/></draw:line><draw:line text:anchor-type="paragraph" draw:z-index="171" draw:name="Forme9" draw:style-name="gr11" draw:text-style-name="P87" svg:x1="5.632cm" svg:y1="0.201cm" svg:x2="5.632cm" svg:y2="0.813cm"><text:p/></draw:line><draw:line text:anchor-type="paragraph" draw:z-index="172" draw:name="Forme10" draw:style-name="gr11" draw:text-style-name="P87" svg:x1="5.632cm" svg:y1="0.201cm" svg:x2="2.632cm" svg:y2="0.201cm"><text:p/></draw:line></text:p>
      <text:p text:style-name="P44"><draw:line text:anchor-type="paragraph" draw:z-index="164" draw:name="Forme7" draw:style-name="gr11" draw:text-style-name="P87" svg:x1="1.526cm" svg:y1="0.679cm" svg:x2="1.526cm" svg:y2="0.326cm"><text:p/></draw:line><draw:line text:anchor-type="paragraph" draw:z-index="165" draw:name="Forme8" draw:style-name="gr11" draw:text-style-name="P87" svg:x1="1.526cm" svg:y1="0.326cm" svg:x2="3.715cm" svg:y2="0.326cm"><text:p/></draw:line><draw:line text:anchor-type="paragraph" draw:z-index="166" draw:name="Forme7" draw:style-name="gr11" draw:text-style-name="P87" svg:x1="3.715cm" svg:y1="0.679cm" svg:x2="3.715cm" svg:y2="0.326cm"><text:p/></draw:line><draw:line text:anchor-type="paragraph" draw:z-index="167" draw:name="Forme7" draw:style-name="gr11" draw:text-style-name="P87" svg:x1="4.526cm" svg:y1="0.679cm" svg:x2="4.526cm" svg:y2="0.326cm"><text:p/></draw:line><draw:line text:anchor-type="paragraph" draw:z-index="168" draw:name="Forme7" draw:style-name="gr11" draw:text-style-name="P87" svg:x1="6.715cm" svg:y1="0.679cm" svg:x2="6.715cm" svg:y2="0.326cm"><text:p/></draw:line><draw:line text:anchor-type="paragraph" draw:z-index="169" draw:name="Forme8" draw:style-name="gr11" draw:text-style-name="P87" svg:x1="4.526cm" svg:y1="0.326cm" svg:x2="6.715cm" svg:y2="0.326cm"><text:p/></draw:line></text:p>
      <text:p text:style-name="P44"><draw:custom-shape text:anchor-type="paragraph" draw:z-index="153" draw:name="Forme3" draw:style-name="gr8" draw:text-style-name="P92" svg:width="0.823cm" svg:height="0.847cm" svg:x="1.715cm" svg:y="0.222cm"><text:p><text:s/>0-2</text:p><draw:enhanced-geometry svg:viewBox="0 0 21600 21600" draw:type="rectangle" draw:enhanced-path="M 0 0 L 21600 0 21600 21600 0 21600 0 0 Z N"/></draw:custom-shape><draw:custom-shape text:anchor-type="paragraph" draw:z-index="154" draw:name="Forme3" draw:style-name="gr9" draw:text-style-name="P93" svg:width="0.823cm" svg:height="0.847cm" svg:x="5.715cm" svg:y="0.222cm"><text:p><text:s/>3-1</text:p><draw:enhanced-geometry svg:viewBox="0 0 21600 21600" draw:type="rectangle" draw:enhanced-path="M 0 0 L 21600 0 21600 21600 0 21600 0 0 Z N"/></draw:custom-shape><draw:custom-shape text:anchor-type="paragraph" draw:z-index="155" draw:name="Forme3" draw:style-name="gr9" draw:text-style-name="P93" svg:width="0.823cm" svg:height="0.847cm" svg:x="4.715cm" svg:y="0.222cm"><text:p><text:s/>0-3</text:p><draw:enhanced-geometry svg:viewBox="0 0 21600 21600" draw:type="rectangle" draw:enhanced-path="M 0 0 L 21600 0 21600 21600 0 21600 0 0 Z N"/></draw:custom-shape><draw:custom-shape text:anchor-type="paragraph" draw:z-index="156" draw:name="Forme3" draw:style-name="gr10" draw:text-style-name="P94" svg:width="0.823cm" svg:height="0.847cm" svg:x="3.715cm" svg:y="0.222cm"><text:p><text:s/>0-1</text:p><draw:enhanced-geometry svg:viewBox="0 0 21600 21600" draw:type="rectangle" draw:enhanced-path="M 0 0 L 21600 0 21600 21600 0 21600 0 0 Z N"/></draw:custom-shape><draw:custom-shape text:anchor-type="paragraph" draw:z-index="157" draw:name="Forme3" draw:style-name="gr8" draw:text-style-name="P92" svg:width="0.823cm" svg:height="0.847cm" svg:x="2.715cm" svg:y="0.222cm"><text:p><text:s/>2-1</text:p><draw:enhanced-geometry svg:viewBox="0 0 21600 21600" draw:type="rectangle" draw:enhanced-path="M 0 0 L 21600 0 21600 21600 0 21600 0 0 Z N"/></draw:custom-shape></text:p>
      <text:p text:style-name="P44"/>
      <text:p text:style-name="P44"><draw:line text:anchor-type="paragraph" draw:z-index="159" draw:name="Forme5" draw:style-name="gr11" draw:text-style-name="P87" svg:x1="1.949cm" svg:y1="0.723cm" svg:x2="1.949cm" svg:y2="0.095cm"><text:p/></draw:line><draw:line text:anchor-type="paragraph" draw:z-index="160" draw:name="Forme6" draw:style-name="gr11" draw:text-style-name="P87" svg:x1="3.194cm" svg:y1="0.723cm" svg:x2="3.196cm" svg:y2="0.095cm"><text:p/></draw:line><draw:line text:anchor-type="paragraph" draw:z-index="161" draw:name="Forme6" draw:style-name="gr11" draw:text-style-name="P87" svg:x1="6.195cm" svg:y1="0.723cm" svg:x2="6.197cm" svg:y2="0.095cm"><text:p/></draw:line><draw:line text:anchor-type="paragraph" draw:z-index="162" draw:name="Forme5" draw:style-name="gr11" draw:text-style-name="P87" svg:x1="4.949cm" svg:y1="0.723cm" svg:x2="4.949cm" svg:y2="0.095cm"><text:p/></draw:line></text:p>
      <text:p text:style-name="P44"><draw:line text:anchor-type="paragraph" draw:z-index="158" draw:name="Forme4" draw:style-name="gr11" draw:text-style-name="P95" svg:x1="1.949cm" svg:y1="0.237cm" svg:x2="3.195cm" svg:y2="0.237cm"><text:p/></draw:line><draw:line text:anchor-type="paragraph" draw:z-index="163" draw:name="Forme4" draw:style-name="gr11" draw:text-style-name="P95" svg:x1="4.949cm" svg:y1="0.237cm" svg:x2="6.195cm" svg:y2="0.237cm"><text:p/></draw:line></text:p>
      <text:p text:style-name="P44"/>
      <text:p text:style-name="P18"><text:span text:style-name="T9">probabilité =( Pr(</text:span><text:span text:style-name="T12">{(</text:span><text:span text:style-name="T13">0,2),(2,1)</text:span><text:span text:style-name="T9">})*Pr(</text:span><text:span text:style-name="T13">{(0,3),{3,1}}</text:span><text:span text:style-name="T9">)+Pr(</text:span><text:span text:style-name="T12">{(</text:span><text:span text:style-name="T13">0,2),(2,1)</text:span><text:span text:style-name="T9">})*Pr(</text:span><text:span text:style-name="T13">{(0,3),{3,1}}</text:span><text:span text:style-name="T9">) ) /Pr(A)</text:span></text:p>
      <text:p text:style-name="P19"><text:span text:style-name="T18"><text:s text:c="18"/></text:span><text:span text:style-name="T19">=(2!.2!+2 !.2 !)/5!=8/120 ≃0.066666667.</text:span></text:p>
      <text:p text:style-name="P45"/>
      <text:p text:style-name="P46"><draw:custom-shape text:anchor-type="paragraph" draw:z-index="174" draw:name="Forme11" draw:style-name="gr12" draw:text-style-name="P96" svg:width="18.603cm" svg:height="1.2cm" svg:x="-0.402cm" svg:y="0.4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5" draw:name="Forme11" draw:style-name="gr12" draw:text-style-name="P96" svg:width="18.603cm" svg:height="1.2cm" svg:x="-0.402cm" svg:y="0.4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0"><text:span text:style-name="T19">A</text:span><text:span text:style-name="T9">lors on déduit que la probabilité que une arbre appartient a A2 est :</text:span></text:p>
      <text:p text:style-name="P20"><text:span text:style-name="T9">P(A2)=2/5+</text:span><text:span text:style-name="T19">8/120 </text:span><text:span text:style-name="T20">=56/120.</text:span></text:p>
      <text:p text:style-name="P20"><text:span text:style-name="T20"/></text:p>
      <text:p text:style-name="P20"><text:span text:style-name="T20"/></text:p>
      <text:p text:style-name="P20"><text:span text:style-name="T20"/></text:p>
      <text:p text:style-name="P20"><text:span text:style-name="T20"/></text:p>
      <text:p text:style-name="P20"><text:soft-page-break/><text:span text:style-name="T20"/></text:p>
      <text:p text:style-name="P47"/>
      <text:list xml:id="list195055230017824" text:continue-list="list7117294795483260114" text:style-name="L2">
        <text:list-item>
          <text:p text:style-name="P49">on calcule P(A1) :</text:p>
        </text:list-item>
      </text:list>
      <text:p text:style-name="P50"><text:span text:style-name="T43">P(A)=P(A1</text:span>∪<text:span text:style-name="T42">A2)=P(A1)+P(A2)-P(A1</text:span>⋂<text:span text:style-name="T42">A2).</text:span></text:p>
      <text:p text:style-name="P50"><draw:custom-shape text:anchor-type="paragraph" draw:z-index="180" draw:name="Forme11" draw:style-name="gr12" draw:text-style-name="P96" svg:width="18.603cm" svg:height="1.2cm" svg:x="-0.355cm" svg:y="0.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0"><text:span text:style-name="T42">P(A)=P(A1)+P(A2) ( car <text:s/>A1⋂A2 = </text:span>∅ <text:s/>, <text:span text:style-name="T44">P(</text:span>∅<text:span text:style-name="T44">)=0 )</text:span></text:p>
      <text:p text:style-name="P68"><text:span text:style-name="T20">P(A1)=P(A)-P(A2)=1-P(A2)=64/120 </text:span></text:p>
      <text:p text:style-name="P51"><draw:custom-shape text:anchor-type="paragraph" draw:z-index="176" draw:name="Forme11" draw:style-name="gr12" draw:text-style-name="P96" svg:width="18.603cm" svg:height="1.2cm" svg:x="-0.355cm" svg:y="0.3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1">On a P(A1) =64/120 et P(A2) = <text:span text:style-name="T45">56/120 ,</text:span> <text:span text:style-name="T49">P(A1) </text:span><text:span text:style-name="T48">≠ </text:span><text:span text:style-name="T49">P(A2) </text:span><text:span text:style-name="T48">alors que l</text:span><text:span text:style-name="T49">es arbre couvrante n'ont pas tous la même probabilité d'apparaître</text:span><text:span text:style-name="T47"> </text:span></text:p>
      <text:p text:style-name="P33"/>
      <text:h text:style-name="Heading_20_2" text:outline-level="2"><text:span text:style-name="T11">Q</text:span><text:span text:style-name="T9">5)</text:span></text:h>
      <text:p text:style-name="P69"><text:span text:style-name="T9"/></text:p>
      <text:p text:style-name="P81">Le<text:span text:style-name="T50">s</text:span> résultat de l’exécution de l'algorithme de <text:span text:style-name="T25">Aldous-Broder</text:span> un million de fois sur le graphe G1 <text:span text:style-name="T26">(résultat obtenu par notre class Statistique qui lance l ‘</text:span><text:span text:style-name="T27">Algorithme</text:span><text:span text:style-name="T26"> un million de fois et calcule la probabilité de chaque arbre couvrante ) :</text:span></text:p>
      <text:p text:style-name="P80"><text:span text:style-name="T26"/></text:p>
      <text:p text:style-name="P80"><draw:custom-shape text:anchor-type="paragraph" draw:z-index="179" draw:name="Forme12" draw:style-name="gr14" draw:text-style-name="P97" svg:width="16.934cm" svg:height="8.467cm" svg:x="-0.18cm" svg:y="0.053cm"><text:p/><draw:enhanced-geometry svg:viewBox="0 0 21600 21600" draw:path-stretchpoint-x="10800" draw:path-stretchpoint-y="10800" draw:text-areas="?f3 ?f4 ?f5 ?f6" draw:type="round-rectangle" draw:modifiers="1619.662570297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6"/></text:p>
      <text:p text:style-name="P77"><text:span text:style-name="T28">////////////////////////////// Analyse d'Algo de Aldous-Broder //////////////////////////</text:span></text:p>
      <text:p text:style-name="P77"><text:span text:style-name="T28">les résultat de lancement d'algo 1000000 fois sur le meme graphe </text:span></text:p>
      <text:p text:style-name="P77"><text:span text:style-name="T28">temps d'execution moyenne :0.000496000000000000</text:span></text:p>
      <text:p text:style-name="P77"><text:span text:style-name="T28">la probabilité moyenne des arbre :0.12500000093132257</text:span></text:p>
      <text:p text:style-name="P77"><text:span text:style-name="T28">la variance des probabilité des arbre <text:s/></text:span><text:span text:style-name="T31">:0.0</text:span></text:p>
      <text:p text:style-name="P77"><text:span text:style-name="T28">ecart-type des probabilité des arbre <text:s/>:0.0</text:span></text:p>
      <text:p text:style-name="P77"><text:span text:style-name="T28"><text:s text:c="2"/>num <text:s text:c="15"/>arbre <text:s text:c="20"/>nombre d'occurence <text:s text:c="9"/>probabilité <text:s/></text:span></text:p>
      <text:p text:style-name="P77"><text:span text:style-name="T28"><text:s text:c="3"/>1) <text:s text:c="9"/>1--3 <text:s/>0--1 <text:s/>1--2 <text:s text:c="20"/>124570 <text:s text:c="25"/></text:span><text:span text:style-name="T35">0.12457</text:span></text:p>
      <text:p text:style-name="P77"><text:span text:style-name="T28"><text:s text:c="3"/>2) <text:s text:c="9"/>1--2 <text:s/>1--3 <text:s/>0--3 <text:s text:c="20"/>124426 <text:s text:c="24"/></text:span><text:span text:style-name="T35"><text:s/>0.124426</text:span></text:p>
      <text:p text:style-name="P77"><text:span text:style-name="T28"><text:s text:c="3"/>3) <text:s text:c="9"/>0--3 <text:s/>1--3 <text:s/>0--2 <text:s text:c="20"/>125071 <text:s text:c="25"/></text:span><text:span text:style-name="T35">0.125071</text:span></text:p>
      <text:p text:style-name="P77"><text:span text:style-name="T28"><text:s text:c="3"/>4) <text:s text:c="9"/>1--3 <text:s/>1--2 <text:s/>0--2 <text:s text:c="20"/>125282 <text:s text:c="25"/></text:span><text:span text:style-name="T35">0.125282</text:span></text:p>
      <text:p text:style-name="P77"><text:span text:style-name="T28"><text:s text:c="3"/>5) <text:s text:c="9"/>1--2 <text:s/>0--1 <text:s/>0--3 <text:s text:c="20"/>125213 <text:s text:c="25"/></text:span><text:span text:style-name="T35">0.125213</text:span></text:p>
      <text:p text:style-name="P77"><text:span text:style-name="T28"><text:s text:c="3"/>6) <text:s text:c="9"/>0--1 <text:s/>0--2 <text:s/>1--3 <text:s text:c="20"/>124713 <text:s text:c="25"/></text:span><text:span text:style-name="T35">0.124713</text:span></text:p>
      <text:p text:style-name="P77"><text:span text:style-name="T28"><text:s text:c="3"/>7) <text:s text:c="9"/>0--2 <text:s/>1--2 <text:s/>0--3 <text:s text:c="20"/>125313 <text:s text:c="25"/></text:span><text:span text:style-name="T35">0.125313</text:span></text:p>
      <text:p text:style-name="P77"><text:span text:style-name="T28"><text:s text:c="3"/>8) <text:s text:c="9"/>0--3 <text:s/>0--1 <text:s/>0--2 <text:s text:c="20"/>125412 <text:s text:c="25"/></text:span><text:span text:style-name="T35">0.125412</text:span></text:p>
      <text:p text:style-name="P53"/>
      <text:p text:style-name="P53"/>
      <text:p text:style-name="P53"/>
      <text:p text:style-name="P62">- on remarque que <text:span text:style-name="T51">que les 8 arbres couvrants ont presque tous la même probabilité d'apparaître <text:s/></text:span>.</text:p>
      <text:p text:style-name="P63">-la valeur de variance des probabilité est <text:span text:style-name="T51">proche </text:span>de <text:span text:style-name="T59">0 ( approximativement 0</text:span> <text:span text:style-name="T59">) </text:span>car les probabilité sont <text:span text:style-name="T51">proche </text:span>a <text:span text:style-name="T51">s</text:span>a moyenne.</text:p>
      <text:p text:style-name="P54">-alors les arbre ayons <text:span text:style-name="T51">la même probabilité d'apparaître.</text:span> 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69"><text:span text:style-name="T24"/></text:p>
      <text:h text:style-name="Heading_20_2" text:outline-level="2">Q6)</text:h>
      <text:p text:style-name="P48"/>
      <text:p text:style-name="P79">Le<text:span text:style-name="T50">s</text:span> résultat de l’exécution de l'algorithme de <text:span text:style-name="T50">Wilson</text:span> un million de fois sur le graphe G1 <text:span text:style-name="T26">(résultat obtenu par notre class Statistique qui lance l ‘</text:span><text:span text:style-name="T27">Algorithme</text:span><text:span text:style-name="T26"> un million de fois et calcule la probabilité de chaque arbre couvrante ) :</text:span></text:p>
      <text:p text:style-name="P79"><text:span text:style-name="T26"/></text:p>
      <text:p text:style-name="P79"><draw:custom-shape text:anchor-type="paragraph" draw:z-index="178" draw:name="Forme12" draw:style-name="gr14" draw:text-style-name="P97" svg:width="16.934cm" svg:height="8.467cm" svg:x="-0.18cm" svg:y="0.053cm"><text:p/><draw:enhanced-geometry svg:viewBox="0 0 21600 21600" draw:path-stretchpoint-x="10800" draw:path-stretchpoint-y="10800" draw:text-areas="?f3 ?f4 ?f5 ?f6" draw:type="round-rectangle" draw:modifiers="1619.662570297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6"/></text:p>
      <text:p text:style-name="P73"><text:span text:style-name="T28">/</text:span><text:span text:style-name="T29">////////////////////////////// Analyse d'Algo de Wilson //////////////////////////</text:span></text:p>
      <text:p text:style-name="P78"><text:span text:style-name="T28">les résultat de lancement d'algo 1000000 fois sur le meme graphe </text:span></text:p>
      <text:p text:style-name="P78"><text:span text:style-name="T28">temps d'execution moyenne :0.000760000000000000</text:span></text:p>
      <text:p text:style-name="P78"><text:span text:style-name="T28">la probabilité moyenne des arbre :0.12499999906867743</text:span></text:p>
      <text:p text:style-name="P78"><text:span text:style-name="T28">la variance des probabilité des arbre <text:s/></text:span><text:span text:style-name="T31">:0.0</text:span></text:p>
      <text:p text:style-name="P78"><text:span text:style-name="T28">ecart-type des probabilité des arbre <text:s/>:0.0</text:span></text:p>
      <text:p text:style-name="P78"><text:span text:style-name="T28"><text:s text:c="2"/>num <text:s text:c="15"/>arbre <text:s text:c="20"/>nombre d'occurence <text:s text:c="9"/>probabilité <text:s/></text:span></text:p>
      <text:p text:style-name="P78"><text:span text:style-name="T28"><text:s text:c="3"/>1) <text:s text:c="9"/>0--3 <text:s/>0--2 <text:s/>1--2 <text:s text:c="20"/>126242 <text:s text:c="24"/></text:span><text:span text:style-name="T35">0.126242</text:span></text:p>
      <text:p text:style-name="P78"><text:span text:style-name="T28"><text:s text:c="3"/>2) <text:s text:c="9"/>0--2 <text:s/>1--2 <text:s/>1--3 <text:s text:c="20"/>126105 <text:s text:c="24"/></text:span><text:span text:style-name="T35">0.126105</text:span></text:p>
      <text:p text:style-name="P78"><text:span text:style-name="T28"><text:s text:c="3"/>3) <text:s text:c="9"/>1--2 <text:s/>0--1 <text:s/>0--3 <text:s text:c="20"/>122555 <text:s text:c="23"/></text:span><text:span text:style-name="T35"><text:s/>0.122555</text:span></text:p>
      <text:p text:style-name="P78"><text:span text:style-name="T28"><text:s text:c="3"/>4) <text:s text:c="9"/>1--2 <text:s/>0--1 <text:s/>1--3 <text:s text:c="20"/>125606 <text:s text:c="24"/></text:span><text:span text:style-name="T35">0.125606</text:span></text:p>
      <text:p text:style-name="P78"><text:span text:style-name="T28"><text:s text:c="3"/>5) <text:s text:c="9"/>0--2 <text:s/>1--3 <text:s/>0--1 <text:s text:c="20"/>122612 <text:s text:c="24"/></text:span><text:span text:style-name="T35">0.122612</text:span></text:p>
      <text:p text:style-name="P78"><text:span text:style-name="T28"><text:s text:c="3"/>6) <text:s text:c="9"/>0--3 <text:s/>1--2 <text:s/>1--3 <text:s text:c="20"/>126251 <text:s text:c="24"/></text:span><text:span text:style-name="T35">0.126251</text:span></text:p>
      <text:p text:style-name="P78"><text:span text:style-name="T28"><text:s text:c="3"/>7) <text:s text:c="9"/>0--3 <text:s/>0--2 <text:s/>0--1 <text:s text:c="20"/>124520 <text:s text:c="24"/></text:span><text:span text:style-name="T35">0.12452</text:span></text:p>
      <text:p text:style-name="P78"><text:span text:style-name="T28"><text:s text:c="3"/>8) <text:s text:c="9"/>1--3 <text:s/>0--3 <text:s/>0--2 <text:s text:c="20"/>126109 <text:s text:c="24"/></text:span><text:span text:style-name="T35">0.126109</text:span></text:p>
      <text:p text:style-name="P52"/>
      <text:p text:style-name="P52"/>
      <text:p text:style-name="P62">- on remarque que <text:span text:style-name="T51">que les 8 arbres couvrants ont presque tous la même probabilité d'apparaître <text:s/></text:span>.</text:p>
      <text:p text:style-name="P64">-la valeur de variance des probabilité est <text:span text:style-name="T51">proche </text:span>de <text:span text:style-name="T51">0</text:span> <text:span text:style-name="T59">( approximativement 0</text:span> <text:span text:style-name="T59">) </text:span>car les probabilité sont <text:span text:style-name="T51">proche </text:span>a <text:span text:style-name="T51">s</text:span>a moyenne.</text:p>
      <text:p text:style-name="P54">-alors les arbre ayons <text:span text:style-name="T51">la même probabilité d'apparaître.</text:span> 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00:26:07.165201049</meta:creation-date>
    <dc:date>2018-12-31T19:50:17.102678556</dc:date>
    <meta:editing-duration>PT38M5S</meta:editing-duration>
    <meta:editing-cycles>5</meta:editing-cycles>
    <meta:generator>LibreOffice/5.1.6.2$Linux_X86_64 LibreOffice_project/10m0$Build-2</meta:generator>
    <meta:document-statistic meta:table-count="4" meta:image-count="0" meta:object-count="0" meta:page-count="6" meta:paragraph-count="142" meta:word-count="1333" meta:character-count="9376" meta:non-whitespace-character-count="6580"/>
  </office:meta>
</office:document-meta>
</file>